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43700000E126E8796F5E63B9B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alibri" svg:font-family="Calibri"/>
    <style:font-face style:name="Times New Roman1" svg:font-family="'Times New Roman'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5.64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12.79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19.61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073cm" fo:min-width="0.0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6.06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1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51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62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82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28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3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31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23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38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2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6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4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116cm" fo:min-width="0.10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1.0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6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51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1.17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52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17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20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61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54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2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61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75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7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25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49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94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58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54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12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14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81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124cm" fo:min-width="0.10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solid" svg:stroke-width="0.067cm" svg:stroke-color="#000000" draw:stroke-linejoin="round" svg:stroke-linecap="butt" draw:fill="solid" draw:fill-color="#ffffff" fo:padding-top="0.033cm" fo:padding-bottom="0.033cm" fo:padding-left="0.033cm" fo:padding-right="0.033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2.48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9cm" fo:padding-top="0cm" fo:padding-bottom="0cm" fo:padding-left="0cm" fo:padding-right="0cm"/>
      <style:paragraph-properties style:writing-mode="lr-tb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9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4" style:family="paragraph">
      <loext:graphic-properties draw:fill="none"/>
      <style:paragraph-properties fo:text-align="start" style:writing-mode="lr-tb"/>
      <style:text-properties fo:font-size="13.8999996185303pt" style:font-size-asian="13.8999996185303pt" style:font-size-complex="13.8999996185303pt"/>
    </style:style>
    <style:style style:name="P5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9" style:family="paragraph">
      <loext:graphic-properties draw:fill="none"/>
      <style:text-properties fo:font-size="1.89999997615814pt" style:font-size-asian="1.89999997615814pt" style:font-size-complex="1.89999997615814pt"/>
    </style:style>
    <style:style style:name="P10" style:family="paragraph">
      <loext:graphic-properties draw:fill="none"/>
      <style:text-properties fo:font-size="1pt" style:font-size-asian="1pt" style:font-size-complex="1pt"/>
    </style:style>
    <style:style style:name="P11" style:family="paragraph">
      <loext:graphic-properties draw:fill="none"/>
      <style:text-properties fo:font-size="6pt" style:font-size-asian="6pt" style:font-size-complex="6pt"/>
    </style:style>
    <style:style style:name="P12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13" style:family="paragraph">
      <loext:graphic-properties draw:fill="none"/>
      <style:paragraph-properties fo:text-align="start" style:writing-mode="lr-tb"/>
      <style:text-properties fo:font-size="4.09999990463257pt" style:font-size-asian="4.09999990463257pt" style:font-size-complex="4.09999990463257pt"/>
    </style:style>
    <style:style style:name="P14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15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6" style:family="paragraph">
      <loext:graphic-properties draw:fill="none"/>
      <style:text-properties fo:font-size="4.09999990463257pt" style:font-size-asian="4.09999990463257pt" style:font-size-complex="4.09999990463257pt"/>
    </style:style>
    <style:style style:name="P17" style:family="paragraph">
      <loext:graphic-properties draw:fill="none"/>
      <style:text-properties fo:font-size="3.09999990463257pt" style:font-size-asian="3.09999990463257pt" style:font-size-complex="3.09999990463257pt"/>
    </style:style>
    <style:style style:name="P18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19" style:family="paragraph">
      <loext:graphic-properties draw:fill="none"/>
      <style:paragraph-properties fo:text-align="start" style:writing-mode="lr-tb"/>
      <style:text-properties fo:font-size="5.09999990463257pt" style:font-size-asian="5.09999990463257pt" style:font-size-complex="5.09999990463257pt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T1" style:family="text">
      <style:text-properties fo:color="#000000" loext:opacity="100%" style:font-name="Arial1" fo:font-size="16.1000003814697pt" fo:font-weight="bold" style:font-size-asian="16.1000003814697pt" style:font-name-complex="Arial1" style:font-size-complex="16.1000003814697pt" style:font-weight-complex="bold"/>
    </style:style>
    <style:style style:name="T2" style:family="text">
      <style:text-properties fo:color="#000000" loext:opacity="100%" style:font-name="Arial1" fo:font-size="13.8999996185303pt" fo:font-weight="bold" style:font-size-asian="13.8999996185303pt" style:font-name-complex="Arial1" style:font-size-complex="13.8999996185303pt" style:font-weight-complex="bold"/>
    </style:style>
    <style:style style:name="T3" style:family="text">
      <style:text-properties fo:color="#000000" loext:opacity="100%" style:font-name="Calibri" fo:font-size="13.8999996185303pt" fo:font-weight="bold" style:font-size-asian="13.8999996185303pt" style:font-name-complex="Calibri" style:font-size-complex="13.8999996185303pt" style:font-weight-complex="bold"/>
    </style:style>
    <style:style style:name="T4" style:family="text">
      <style:text-properties fo:color="#000000" loext:opacity="100%" style:font-name="Times New Roman1" fo:font-size="12pt" style:font-size-asian="12pt" style:font-name-complex="Times New Roman1" style:font-size-complex="12pt"/>
    </style:style>
    <style:style style:name="T5" style:family="text">
      <style:text-properties fo:color="#000000" loext:opacity="100%" style:font-name="Times New Roman1" fo:font-size="10.1000003814697pt" style:font-size-asian="10.1000003814697pt" style:font-name-complex="Times New Roman1" style:font-size-complex="10.1000003814697pt"/>
    </style:style>
    <style:style style:name="T6" style:family="text">
      <style:text-properties fo:color="#000000" loext:opacity="100%" style:font-name="Times New Roman1" fo:font-size="1.89999997615814pt" style:font-size-asian="1.89999997615814pt" style:font-name-complex="Times New Roman1" style:font-size-complex="1.89999997615814pt"/>
    </style:style>
    <style:style style:name="T7" style:family="text">
      <style:text-properties fo:color="#000000" loext:opacity="100%" style:font-name="Calibri" fo:font-size="13.8999996185303pt" style:font-size-asian="13.8999996185303pt" style:font-name-complex="Calibri" style:font-size-complex="13.8999996185303pt"/>
    </style:style>
    <style:style style:name="T8" style:family="text">
      <style:text-properties fo:color="#000000" loext:opacity="100%" style:font-name="Times New Roman1" fo:font-size="1pt" style:font-size-asian="1pt" style:font-name-complex="Times New Roman1" style:font-size-complex="1pt"/>
    </style:style>
    <style:style style:name="T9" style:family="text">
      <style:text-properties fo:color="#000000" loext:opacity="100%" style:font-name="Calibri" fo:font-size="12pt" style:font-size-asian="12pt" style:font-name-complex="Calibri" style:font-size-complex="12pt"/>
    </style:style>
    <style:style style:name="T10" style:family="text">
      <style:text-properties fo:color="#000000" loext:opacity="100%" style:font-name="Calibri" fo:font-size="6pt" fo:font-style="italic" style:font-size-asian="6pt" style:font-name-complex="Calibri" style:font-size-complex="6pt" style:font-style-complex="italic"/>
    </style:style>
    <style:style style:name="T11" style:family="text">
      <style:text-properties fo:color="#000000" loext:opacity="100%" style:font-name="Calibri" fo:font-size="5.09999990463257pt" fo:font-style="italic" style:font-size-asian="5.09999990463257pt" style:font-name-complex="Calibri" style:font-size-complex="5.09999990463257pt" style:font-style-complex="italic"/>
    </style:style>
    <style:style style:name="T12" style:family="text">
      <style:text-properties fo:color="#000000" loext:opacity="100%" style:font-name="Calibri" fo:font-size="4.09999990463257pt" fo:font-style="italic" style:font-size-asian="4.09999990463257pt" style:font-name-complex="Calibri" style:font-size-complex="4.09999990463257pt" style:font-style-complex="italic"/>
    </style:style>
    <style:style style:name="T13" style:family="text">
      <style:text-properties fo:color="#000000" loext:opacity="100%" style:font-name="Arial1" fo:font-size="9.10000038146973pt" style:font-size-asian="9.10000038146973pt" style:font-name-complex="Arial1" style:font-size-complex="9.10000038146973pt"/>
    </style:style>
    <style:style style:name="T14" style:family="text">
      <style:text-properties fo:color="#000000" loext:opacity="100%" style:font-name="Arial1" fo:font-size="7.90000009536743pt" style:font-size-asian="7.90000009536743pt" style:font-name-complex="Arial1" style:font-size-complex="7.90000009536743pt"/>
    </style:style>
    <style:style style:name="T15" style:family="text">
      <style:text-properties fo:color="#000000" loext:opacity="100%" style:font-name="Calibri" fo:font-size="3.09999990463257pt" fo:font-style="italic" style:font-size-asian="3.09999990463257pt" style:font-name-complex="Calibri" style:font-size-complex="3.09999990463257pt" style:font-style-complex="italic"/>
    </style:style>
    <style:style style:name="T16" style:family="text">
      <style:text-properties fo:color="#000000" loext:opacity="100%" style:font-name="Calibri" fo:font-size="4.59999990463257pt" fo:font-style="italic" style:font-size-asian="4.59999990463257pt" style:font-name-complex="Calibri" style:font-size-complex="4.59999990463257pt" style:font-style-complex="italic"/>
    </style:style>
    <style:style style:name="T17" style:family="text">
      <style:text-properties fo:color="#000000" loext:opacity="100%" style:font-name="Calibri" fo:font-size="4.09999990463257pt" style:font-size-asian="4.09999990463257pt" style:font-name-complex="Calibri" style:font-size-complex="4.09999990463257pt"/>
    </style:style>
    <style:style style:name="T18" style:family="text">
      <style:text-properties fo:color="#000000" loext:opacity="100%" style:font-name="Calibri" fo:font-size="6pt" style:font-size-asian="6pt" style:font-name-complex="Calibri" style:font-size-complex="6pt"/>
    </style:style>
    <style:style style:name="T19" style:family="text">
      <style:text-properties fo:color="#000000" loext:opacity="100%" style:font-name="Calibri" fo:font-size="10.1000003814697pt" style:font-size-asian="10.1000003814697pt" style:font-name-complex="Calibri" style:font-size-complex="10.1000003814697pt"/>
    </style:style>
    <style:style style:name="T20" style:family="text">
      <style:text-properties fo:color="#000000" loext:opacity="100%" style:font-name="Calibri" fo:font-size="7.90000009536743pt" style:font-size-asian="7.90000009536743pt" style:font-name-complex="Calibri" style:font-size-complex="7.90000009536743pt"/>
    </style:style>
    <style:style style:name="T21" style:family="text">
      <style:text-properties fo:color="#000000" loext:opacity="100%" style:font-name="Calibri" fo:font-size="4.09999990463257pt" fo:font-style="italic" style:font-size-asian="4.09999990463257pt" style:font-name-complex="Calibri" style:font-size-complex="4.09999990463257pt" style:font-style-complex="italic" style:text-scale="89%"/>
    </style:style>
    <style:style style:name="T22" style:family="text">
      <style:text-properties fo:color="#000000" loext:opacity="100%" style:font-name="Times New Roman1" fo:font-size="3.09999990463257pt" style:font-size-asian="3.09999990463257pt" style:font-name-complex="Times New Roman1" style:font-size-complex="3.09999990463257pt"/>
    </style:style>
    <style:style style:name="T23" style:family="text">
      <style:text-properties fo:color="#000000" loext:opacity="100%" style:font-name="Arial1" fo:font-size="13.8999996185303pt" style:font-size-asian="13.8999996185303pt" style:font-name-complex="Arial1" style:font-size-complex="13.8999996185303pt"/>
    </style:style>
    <style:style style:name="T24" style:family="text">
      <style:text-properties fo:color="#000000" loext:opacity="100%" style:font-name="Times New Roman1" fo:font-size="13.8999996185303pt" style:font-size-asian="13.8999996185303pt" style:font-name-complex="Times New Roman1" style:font-size-complex="13.8999996185303pt"/>
    </style:style>
    <style:style style:name="T25" style:family="text">
      <style:text-properties fo:color="#000000" loext:opacity="100%" style:font-name="Times New Roman1" fo:font-size="8.39999961853027pt" style:font-size-asian="8.39999961853027pt" style:font-name-complex="Times New Roman1" style:font-size-complex="8.399999618530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953cm" svg:height="1.313cm" svg:x="1.236cm" svg:y="12.02cm" svg:viewBox="0 0 4954 1314" draw:points="0,1314 4954,1314 4954,0 0,0">
          <text:p/>
        </draw:polygon>
        <draw:frame draw:style-name="gr2" draw:text-style-name="P3" draw:layer="layout" svg:width="5.646cm" svg:height="0.632cm" svg:x="1.533cm" svg:y="1.096cm">
          <draw:text-box>
            <text:p text:style-name="P2"><text:span text:style-name="T1"><text:s text:c="34"/></text:span><text:span text:style-name="T1">«</text:span></text:p>
          </draw:text-box>
        </draw:frame>
        <draw:frame draw:style-name="gr3" draw:text-style-name="P4" draw:layer="layout" svg:width="14.007cm" svg:height="0.632cm" svg:x="7.19cm" svg:y="1.165cm">
          <draw:text-box>
            <text:p text:style-name="P2"><text:span text:style-name="T2">СОЗДАНИЕ ОНЛАЙН КОНСТРУКТОРА ТЕСТОВ </text:span><text:span text:style-name="T1">«</text:span><text:span text:style-name="T2">ТЕСТЕР»</text:span></text:p>
          </draw:text-box>
        </draw:frame>
        <draw:frame draw:style-name="gr4" draw:text-style-name="P4" draw:layer="layout" svg:width="19.615cm" svg:height="0.552cm" svg:x="0.838cm" svg:y="1.842cm">
          <draw:text-box>
            <text:p text:style-name="P2"><text:span text:style-name="T2"><text:s text:c="39"/></text:span></text:p>
          </draw:text-box>
        </draw:frame>
        <draw:frame draw:style-name="gr5" draw:text-style-name="P5" draw:layer="layout" svg:width="0.49cm" svg:height="0.492cm" svg:x="20.605cm" svg:y="1.918cm">
          <draw:text-box>
            <text:p text:style-name="P2"><text:span text:style-name="T3"><text:s/></text:span></text:p>
          </draw:text-box>
        </draw:frame>
        <draw:polygon draw:style-name="gr6" draw:text-style-name="P6" draw:layer="layout" svg:width="0.076cm" svg:height="0.077cm" svg:x="0.245cm" svg:y="0.99cm" svg:viewBox="0 0 77 78" draw:points="0,78 77,78 77,0 0,0">
          <text:p/>
        </draw:polygon>
        <draw:polygon draw:style-name="gr6" draw:text-style-name="P6" draw:layer="layout" svg:width="0.076cm" svg:height="0.077cm" svg:x="0.245cm" svg:y="0.99cm" svg:viewBox="0 0 77 78" draw:points="0,78 77,78 77,0 0,0">
          <text:p/>
        </draw:polygon>
        <draw:polygon draw:style-name="gr6" draw:text-style-name="P6" draw:layer="layout" svg:width="29.058cm" svg:height="0.077cm" svg:x="0.321cm" svg:y="0.99cm" svg:viewBox="0 0 29059 78" draw:points="0,78 29059,78 29059,0 0,0">
          <text:p/>
        </draw:polygon>
        <draw:polygon draw:style-name="gr6" draw:text-style-name="P6" draw:layer="layout" svg:width="0.076cm" svg:height="0.077cm" svg:x="29.379cm" svg:y="0.99cm" svg:viewBox="0 0 77 78" draw:points="0,78 77,78 77,0 0,0">
          <text:p/>
        </draw:polygon>
        <draw:polygon draw:style-name="gr6" draw:text-style-name="P6" draw:layer="layout" svg:width="0.076cm" svg:height="0.077cm" svg:x="29.379cm" svg:y="0.99cm" svg:viewBox="0 0 77 78" draw:points="0,78 77,78 77,0 0,0">
          <text:p/>
        </draw:polygon>
        <draw:polygon draw:style-name="gr6" draw:text-style-name="P6" draw:layer="layout" svg:width="0.076cm" svg:height="17.076cm" svg:x="0.245cm" svg:y="1.067cm" svg:viewBox="0 0 77 17077" draw:points="0,17077 77,17077 77,0 0,0">
          <text:p/>
        </draw:polygon>
        <draw:polygon draw:style-name="gr6" draw:text-style-name="P6" draw:layer="layout" svg:width="0.076cm" svg:height="17.076cm" svg:x="29.379cm" svg:y="1.067cm" svg:viewBox="0 0 77 17077" draw:points="0,17077 77,17077 77,0 0,0">
          <text:p/>
        </draw:polygon>
        <draw:frame draw:style-name="gr7" draw:text-style-name="P7" draw:layer="layout" svg:width="0.422cm" svg:height="0.471cm" svg:x="0.33cm" svg:y="2.426cm">
          <draw:text-box>
            <text:p text:style-name="P2"><text:span text:style-name="T4"><text:s/></text:span></text:p>
          </draw:text-box>
        </draw:frame>
        <draw:frame draw:style-name="gr8" draw:text-style-name="P8" draw:layer="layout" svg:width="0.355cm" svg:height="0.395cm" svg:x="0.33cm" svg:y="18.174cm">
          <draw:text-box>
            <text:p text:style-name="P2"><text:span text:style-name="T5"><text:s/></text:span></text:p>
          </draw:text-box>
        </draw:frame>
        <draw:frame draw:style-name="gr9" draw:text-style-name="P9" draw:layer="layout" svg:width="0.067cm" svg:height="0.073cm" svg:x="19.31cm" svg:y="18.176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19.649cm" svg:y="18.176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0.03cm" svg:y="18.176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393cm" svg:y="18.176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851cm" svg:y="18.176cm">
          <draw:text-box>
            <text:p text:style-name="P2"><text:span text:style-name="T6"><text:s/></text:span></text:p>
          </draw:text-box>
        </draw:frame>
        <draw:polygon draw:style-name="gr6" draw:text-style-name="P6" draw:layer="layout" svg:width="0.076cm" svg:height="0.034cm" svg:x="0.245cm" svg:y="18.143cm" svg:viewBox="0 0 77 35" draw:points="0,35 77,35 77,0 0,0">
          <text:p/>
        </draw:polygon>
        <draw:polygon draw:style-name="gr6" draw:text-style-name="P6" draw:layer="layout" svg:width="0.033cm" svg:height="0.034cm" svg:x="19.276cm" svg:y="18.143cm" svg:viewBox="0 0 34 35" draw:points="0,35 34,35 34,0 0,0">
          <text:p/>
        </draw:polygon>
        <draw:polygon draw:style-name="gr6" draw:text-style-name="P6" draw:layer="layout" svg:width="0.033cm" svg:height="0.034cm" svg:x="19.276cm" svg:y="18.143cm" svg:viewBox="0 0 34 35" draw:points="0,35 34,35 34,0 0,0">
          <text:p/>
        </draw:polygon>
        <draw:polygon draw:style-name="gr6" draw:text-style-name="P6" draw:layer="layout" svg:width="0.305cm" svg:height="0.034cm" svg:x="19.309cm" svg:y="18.143cm" svg:viewBox="0 0 306 35" draw:points="0,35 306,35 306,0 0,0">
          <text:p/>
        </draw:polygon>
        <draw:polygon draw:style-name="gr6" draw:text-style-name="P6" draw:layer="layout" svg:width="0.034cm" svg:height="0.034cm" svg:x="19.614cm" svg:y="18.143cm" svg:viewBox="0 0 35 35" draw:points="0,35 35,35 35,0 0,0">
          <text:p/>
        </draw:polygon>
        <draw:polygon draw:style-name="gr6" draw:text-style-name="P6" draw:layer="layout" svg:width="0.339cm" svg:height="0.034cm" svg:x="19.648cm" svg:y="18.143cm" svg:viewBox="0 0 340 35" draw:points="0,35 340,35 340,0 0,0">
          <text:p/>
        </draw:polygon>
        <draw:polygon draw:style-name="gr6" draw:text-style-name="P6" draw:layer="layout" svg:width="0.034cm" svg:height="0.034cm" svg:x="19.987cm" svg:y="18.143cm" svg:viewBox="0 0 35 35" draw:points="0,35 35,35 35,0 0,0">
          <text:p/>
        </draw:polygon>
        <draw:polygon draw:style-name="gr6" draw:text-style-name="P6" draw:layer="layout" svg:width="1.337cm" svg:height="0.034cm" svg:x="20.021cm" svg:y="18.143cm" svg:viewBox="0 0 1338 35" draw:points="0,35 1338,35 1338,0 0,0">
          <text:p/>
        </draw:polygon>
        <draw:polygon draw:style-name="gr6" draw:text-style-name="P6" draw:layer="layout" svg:width="0.034cm" svg:height="0.034cm" svg:x="21.358cm" svg:y="18.143cm" svg:viewBox="0 0 35 35" draw:points="0,35 35,35 35,0 0,0">
          <text:p/>
        </draw:polygon>
        <draw:polygon draw:style-name="gr6" draw:text-style-name="P6" draw:layer="layout" svg:width="0.416cm" svg:height="0.034cm" svg:x="21.392cm" svg:y="18.143cm" svg:viewBox="0 0 417 35" draw:points="0,35 417,35 417,0 0,0">
          <text:p/>
        </draw:polygon>
        <draw:polygon draw:style-name="gr6" draw:text-style-name="P6" draw:layer="layout" svg:width="0.034cm" svg:height="0.034cm" svg:x="21.808cm" svg:y="18.143cm" svg:viewBox="0 0 35 35" draw:points="0,35 35,35 35,0 0,0">
          <text:p/>
        </draw:polygon>
        <draw:polygon draw:style-name="gr6" draw:text-style-name="P6" draw:layer="layout" svg:width="0.719cm" svg:height="0.034cm" svg:x="21.842cm" svg:y="18.143cm" svg:viewBox="0 0 720 35" draw:points="0,35 720,35 720,0 0,0">
          <text:p/>
        </draw:polygon>
        <draw:polygon draw:style-name="gr6" draw:text-style-name="P6" draw:layer="layout" svg:width="0.034cm" svg:height="0.034cm" svg:x="22.561cm" svg:y="18.143cm" svg:viewBox="0 0 35 35" draw:points="0,35 35,35 35,0 0,0">
          <text:p/>
        </draw:polygon>
        <draw:polygon draw:style-name="gr6" draw:text-style-name="P6" draw:layer="layout" svg:width="6.784cm" svg:height="0.034cm" svg:x="22.595cm" svg:y="18.143cm" svg:viewBox="0 0 6785 35" draw:points="0,35 6785,35 6785,0 0,0">
          <text:p/>
        </draw:polygon>
        <draw:polygon draw:style-name="gr6" draw:text-style-name="P6" draw:layer="layout" svg:width="0.076cm" svg:height="0.034cm" svg:x="29.379cm" svg:y="18.143cm" svg:viewBox="0 0 77 35" draw:points="0,35 77,35 77,0 0,0">
          <text:p/>
        </draw:polygon>
        <draw:polygon draw:style-name="gr6" draw:text-style-name="P6" draw:layer="layout" svg:width="0.076cm" svg:height="0.169cm" svg:x="0.245cm" svg:y="18.177cm" svg:viewBox="0 0 77 170" draw:points="0,170 77,170 77,0 0,0">
          <text:p/>
        </draw:polygon>
        <draw:polygon draw:style-name="gr6" draw:text-style-name="P6" draw:layer="layout" svg:width="0.033cm" svg:height="0.169cm" svg:x="19.276cm" svg:y="18.177cm" svg:viewBox="0 0 34 170" draw:points="0,170 34,170 34,0 0,0">
          <text:p/>
        </draw:polygon>
        <draw:polygon draw:style-name="gr6" draw:text-style-name="P6" draw:layer="layout" svg:width="0.034cm" svg:height="0.169cm" svg:x="19.614cm" svg:y="18.177cm" svg:viewBox="0 0 35 170" draw:points="0,170 35,170 35,0 0,0">
          <text:p/>
        </draw:polygon>
        <draw:polygon draw:style-name="gr6" draw:text-style-name="P6" draw:layer="layout" svg:width="0.034cm" svg:height="0.169cm" svg:x="19.987cm" svg:y="18.177cm" svg:viewBox="0 0 35 170" draw:points="0,170 35,170 35,0 0,0">
          <text:p/>
        </draw:polygon>
        <draw:polygon draw:style-name="gr6" draw:text-style-name="P6" draw:layer="layout" svg:width="0.034cm" svg:height="0.169cm" svg:x="21.358cm" svg:y="18.177cm" svg:viewBox="0 0 35 170" draw:points="0,170 35,170 35,0 0,0">
          <text:p/>
        </draw:polygon>
        <draw:polygon draw:style-name="gr6" draw:text-style-name="P6" draw:layer="layout" svg:width="0.034cm" svg:height="0.169cm" svg:x="21.808cm" svg:y="18.177cm" svg:viewBox="0 0 35 170" draw:points="0,170 35,170 35,0 0,0">
          <text:p/>
        </draw:polygon>
        <draw:polygon draw:style-name="gr6" draw:text-style-name="P6" draw:layer="layout" svg:width="0.034cm" svg:height="0.169cm" svg:x="22.561cm" svg:y="18.177cm" svg:viewBox="0 0 35 170" draw:points="0,170 35,170 35,0 0,0">
          <text:p/>
        </draw:polygon>
        <draw:polygon draw:style-name="gr6" draw:text-style-name="P6" draw:layer="layout" svg:width="0.076cm" svg:height="0.169cm" svg:x="29.379cm" svg:y="18.177cm" svg:viewBox="0 0 77 170" draw:points="0,170 77,170 77,0 0,0">
          <text:p/>
        </draw:polygon>
        <draw:frame draw:style-name="gr10" draw:text-style-name="P5" draw:layer="layout" svg:width="6.068cm" svg:height="0.492cm" svg:x="22.596cm" svg:y="18.274cm">
          <draw:text-box>
            <text:p text:style-name="P2"><text:span text:style-name="T7"><text:s text:c="4"/></text:span><text:span text:style-name="T7">ДП.2400101.0432004-2021 </text:span></text:p>
          </draw:text-box>
        </draw:frame>
        <draw:frame draw:style-name="gr11" draw:text-style-name="P10" draw:layer="layout" svg:width="0.033cm" svg:height="0.039cm" svg:x="19.31cm" svg:y="18.418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19.649cm" svg:y="18.418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20.03cm" svg:y="18.418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21.393cm" svg:y="18.418cm">
          <draw:text-box>
            <text:p text:style-name="P2"><text:span text:style-name="T8"><text:s/></text:span></text:p>
          </draw:text-box>
        </draw:frame>
        <draw:polygon draw:style-name="gr6" draw:text-style-name="P6" draw:layer="layout" svg:width="0.076cm" svg:height="0.076cm" svg:x="0.245cm" svg:y="18.346cm" svg:viewBox="0 0 77 77" draw:points="0,77 77,77 77,0 0,0">
          <text:p/>
        </draw:polygon>
        <draw:polygon draw:style-name="gr6" draw:text-style-name="P6" draw:layer="layout" svg:width="0.033cm" svg:height="0.076cm" svg:x="19.276cm" svg:y="18.346cm" svg:viewBox="0 0 34 77" draw:points="0,77 34,77 34,0 0,0">
          <text:p/>
        </draw:polygon>
        <draw:polygon draw:style-name="gr6" draw:text-style-name="P6" draw:layer="layout" svg:width="0.305cm" svg:height="0.025cm" svg:x="19.309cm" svg:y="18.346cm" svg:viewBox="0 0 306 26" draw:points="0,26 306,26 306,0 0,0">
          <text:p/>
        </draw:polygon>
        <draw:polygon draw:style-name="gr6" draw:text-style-name="P6" draw:layer="layout" svg:width="0.034cm" svg:height="0.076cm" svg:x="19.614cm" svg:y="18.346cm" svg:viewBox="0 0 35 77" draw:points="0,77 35,77 35,0 0,0">
          <text:p/>
        </draw:polygon>
        <draw:polygon draw:style-name="gr6" draw:text-style-name="P6" draw:layer="layout" svg:width="0.339cm" svg:height="0.025cm" svg:x="19.648cm" svg:y="18.346cm" svg:viewBox="0 0 340 26" draw:points="0,26 340,26 340,0 0,0">
          <text:p/>
        </draw:polygon>
        <draw:polygon draw:style-name="gr6" draw:text-style-name="P6" draw:layer="layout" svg:width="0.034cm" svg:height="0.076cm" svg:x="19.987cm" svg:y="18.346cm" svg:viewBox="0 0 35 77" draw:points="0,77 35,77 35,0 0,0">
          <text:p/>
        </draw:polygon>
        <draw:polygon draw:style-name="gr6" draw:text-style-name="P6" draw:layer="layout" svg:width="1.337cm" svg:height="0.025cm" svg:x="20.021cm" svg:y="18.346cm" svg:viewBox="0 0 1338 26" draw:points="0,26 1338,26 1338,0 0,0">
          <text:p/>
        </draw:polygon>
        <draw:polygon draw:style-name="gr6" draw:text-style-name="P6" draw:layer="layout" svg:width="0.034cm" svg:height="0.076cm" svg:x="21.358cm" svg:y="18.346cm" svg:viewBox="0 0 35 77" draw:points="0,77 35,77 35,0 0,0">
          <text:p/>
        </draw:polygon>
        <draw:polygon draw:style-name="gr6" draw:text-style-name="P6" draw:layer="layout" svg:width="0.416cm" svg:height="0.025cm" svg:x="21.392cm" svg:y="18.346cm" svg:viewBox="0 0 417 26" draw:points="0,26 417,26 417,0 0,0">
          <text:p/>
        </draw:polygon>
        <draw:polygon draw:style-name="gr6" draw:text-style-name="P6" draw:layer="layout" svg:width="0.034cm" svg:height="0.076cm" svg:x="21.808cm" svg:y="18.346cm" svg:viewBox="0 0 35 77" draw:points="0,77 35,77 35,0 0,0">
          <text:p/>
        </draw:polygon>
        <draw:polygon draw:style-name="gr6" draw:text-style-name="P6" draw:layer="layout" svg:width="0.719cm" svg:height="0.025cm" svg:x="21.842cm" svg:y="18.346cm" svg:viewBox="0 0 720 26" draw:points="0,26 720,26 720,0 0,0">
          <text:p/>
        </draw:polygon>
        <draw:polygon draw:style-name="gr6" draw:text-style-name="P6" draw:layer="layout" svg:width="0.034cm" svg:height="0.076cm" svg:x="22.561cm" svg:y="18.346cm" svg:viewBox="0 0 35 77" draw:points="0,77 35,77 35,0 0,0">
          <text:p/>
        </draw:polygon>
        <draw:polygon draw:style-name="gr6" draw:text-style-name="P6" draw:layer="layout" svg:width="0.076cm" svg:height="0.076cm" svg:x="29.379cm" svg:y="18.346cm" svg:viewBox="0 0 77 77" draw:points="0,77 77,77 77,0 0,0">
          <text:p/>
        </draw:polygon>
        <draw:polygon draw:style-name="gr6" draw:text-style-name="P6" draw:layer="layout" svg:width="0.076cm" svg:height="0.144cm" svg:x="0.245cm" svg:y="18.422cm" svg:viewBox="0 0 77 145" draw:points="0,145 77,145 77,0 0,0">
          <text:p/>
        </draw:polygon>
        <draw:polygon draw:style-name="gr6" draw:text-style-name="P6" draw:layer="layout" svg:width="0.033cm" svg:height="0.144cm" svg:x="19.276cm" svg:y="18.422cm" svg:viewBox="0 0 34 145" draw:points="0,145 34,145 34,0 0,0">
          <text:p/>
        </draw:polygon>
        <draw:polygon draw:style-name="gr6" draw:text-style-name="P6" draw:layer="layout" svg:width="0.034cm" svg:height="0.144cm" svg:x="19.614cm" svg:y="18.422cm" svg:viewBox="0 0 35 145" draw:points="0,145 35,145 35,0 0,0">
          <text:p/>
        </draw:polygon>
        <draw:polygon draw:style-name="gr6" draw:text-style-name="P6" draw:layer="layout" svg:width="0.034cm" svg:height="0.144cm" svg:x="19.987cm" svg:y="18.422cm" svg:viewBox="0 0 35 145" draw:points="0,145 35,145 35,0 0,0">
          <text:p/>
        </draw:polygon>
        <draw:polygon draw:style-name="gr6" draw:text-style-name="P6" draw:layer="layout" svg:width="0.034cm" svg:height="0.144cm" svg:x="21.358cm" svg:y="18.422cm" svg:viewBox="0 0 35 145" draw:points="0,145 35,145 35,0 0,0">
          <text:p/>
        </draw:polygon>
        <draw:polygon draw:style-name="gr6" draw:text-style-name="P6" draw:layer="layout" svg:width="0.034cm" svg:height="0.144cm" svg:x="21.808cm" svg:y="18.422cm" svg:viewBox="0 0 35 145" draw:points="0,145 35,145 35,0 0,0">
          <text:p/>
        </draw:polygon>
        <draw:polygon draw:style-name="gr6" draw:text-style-name="P6" draw:layer="layout" svg:width="0.034cm" svg:height="0.144cm" svg:x="22.561cm" svg:y="18.422cm" svg:viewBox="0 0 35 145" draw:points="0,145 35,145 35,0 0,0">
          <text:p/>
        </draw:polygon>
        <draw:polygon draw:style-name="gr6" draw:text-style-name="P6" draw:layer="layout" svg:width="0.076cm" svg:height="0.144cm" svg:x="29.379cm" svg:y="18.422cm" svg:viewBox="0 0 77 145" draw:points="0,145 77,145 77,0 0,0">
          <text:p/>
        </draw:polygon>
        <draw:frame draw:style-name="gr11" draw:text-style-name="P10" draw:layer="layout" svg:width="0.033cm" svg:height="0.039cm" svg:x="21.851cm" svg:y="18.418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19.31cm" svg:y="18.646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19.649cm" svg:y="18.646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20.03cm" svg:y="18.646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21.393cm" svg:y="18.646cm">
          <draw:text-box>
            <text:p text:style-name="P2"><text:span text:style-name="T8"><text:s/></text:span></text:p>
          </draw:text-box>
        </draw:frame>
        <draw:polygon draw:style-name="gr6" draw:text-style-name="P6" draw:layer="layout" svg:width="0.076cm" svg:height="0.076cm" svg:x="0.245cm" svg:y="18.566cm" svg:viewBox="0 0 77 77" draw:points="0,77 77,77 77,0 0,0">
          <text:p/>
        </draw:polygon>
        <draw:polygon draw:style-name="gr6" draw:text-style-name="P6" draw:layer="layout" svg:width="0.033cm" svg:height="0.076cm" svg:x="19.276cm" svg:y="18.566cm" svg:viewBox="0 0 34 77" draw:points="0,77 34,77 34,0 0,0">
          <text:p/>
        </draw:polygon>
        <draw:polygon draw:style-name="gr6" draw:text-style-name="P6" draw:layer="layout" svg:width="0.305cm" svg:height="0.025cm" svg:x="19.309cm" svg:y="18.566cm" svg:viewBox="0 0 306 26" draw:points="0,26 306,26 306,0 0,0">
          <text:p/>
        </draw:polygon>
        <draw:polygon draw:style-name="gr6" draw:text-style-name="P6" draw:layer="layout" svg:width="0.034cm" svg:height="0.076cm" svg:x="19.614cm" svg:y="18.566cm" svg:viewBox="0 0 35 77" draw:points="0,77 35,77 35,0 0,0">
          <text:p/>
        </draw:polygon>
        <draw:polygon draw:style-name="gr6" draw:text-style-name="P6" draw:layer="layout" svg:width="0.339cm" svg:height="0.025cm" svg:x="19.648cm" svg:y="18.566cm" svg:viewBox="0 0 340 26" draw:points="0,26 340,26 340,0 0,0">
          <text:p/>
        </draw:polygon>
        <draw:polygon draw:style-name="gr6" draw:text-style-name="P6" draw:layer="layout" svg:width="0.034cm" svg:height="0.076cm" svg:x="19.987cm" svg:y="18.566cm" svg:viewBox="0 0 35 77" draw:points="0,77 35,77 35,0 0,0">
          <text:p/>
        </draw:polygon>
        <draw:polygon draw:style-name="gr6" draw:text-style-name="P6" draw:layer="layout" svg:width="1.337cm" svg:height="0.025cm" svg:x="20.021cm" svg:y="18.566cm" svg:viewBox="0 0 1338 26" draw:points="0,26 1338,26 1338,0 0,0">
          <text:p/>
        </draw:polygon>
        <draw:polygon draw:style-name="gr6" draw:text-style-name="P6" draw:layer="layout" svg:width="0.034cm" svg:height="0.076cm" svg:x="21.358cm" svg:y="18.566cm" svg:viewBox="0 0 35 77" draw:points="0,77 35,77 35,0 0,0">
          <text:p/>
        </draw:polygon>
        <draw:polygon draw:style-name="gr6" draw:text-style-name="P6" draw:layer="layout" svg:width="0.416cm" svg:height="0.025cm" svg:x="21.392cm" svg:y="18.566cm" svg:viewBox="0 0 417 26" draw:points="0,26 417,26 417,0 0,0">
          <text:p/>
        </draw:polygon>
        <draw:polygon draw:style-name="gr6" draw:text-style-name="P6" draw:layer="layout" svg:width="0.034cm" svg:height="0.076cm" svg:x="21.808cm" svg:y="18.566cm" svg:viewBox="0 0 35 77" draw:points="0,77 35,77 35,0 0,0">
          <text:p/>
        </draw:polygon>
        <draw:polygon draw:style-name="gr6" draw:text-style-name="P6" draw:layer="layout" svg:width="0.719cm" svg:height="0.025cm" svg:x="21.842cm" svg:y="18.566cm" svg:viewBox="0 0 720 26" draw:points="0,26 720,26 720,0 0,0">
          <text:p/>
        </draw:polygon>
        <draw:polygon draw:style-name="gr6" draw:text-style-name="P6" draw:layer="layout" svg:width="0.034cm" svg:height="0.076cm" svg:x="22.561cm" svg:y="18.566cm" svg:viewBox="0 0 35 77" draw:points="0,77 35,77 35,0 0,0">
          <text:p/>
        </draw:polygon>
        <draw:polygon draw:style-name="gr6" draw:text-style-name="P6" draw:layer="layout" svg:width="0.076cm" svg:height="0.076cm" svg:x="29.379cm" svg:y="18.566cm" svg:viewBox="0 0 77 77" draw:points="0,77 77,77 77,0 0,0">
          <text:p/>
        </draw:polygon>
        <draw:polygon draw:style-name="gr6" draw:text-style-name="P6" draw:layer="layout" svg:width="0.076cm" svg:height="0.144cm" svg:x="0.245cm" svg:y="18.642cm" svg:viewBox="0 0 77 145" draw:points="0,145 77,145 77,0 0,0">
          <text:p/>
        </draw:polygon>
        <draw:polygon draw:style-name="gr6" draw:text-style-name="P6" draw:layer="layout" svg:width="0.033cm" svg:height="0.144cm" svg:x="19.276cm" svg:y="18.642cm" svg:viewBox="0 0 34 145" draw:points="0,145 34,145 34,0 0,0">
          <text:p/>
        </draw:polygon>
        <draw:polygon draw:style-name="gr6" draw:text-style-name="P6" draw:layer="layout" svg:width="0.034cm" svg:height="0.144cm" svg:x="19.614cm" svg:y="18.642cm" svg:viewBox="0 0 35 145" draw:points="0,145 35,145 35,0 0,0">
          <text:p/>
        </draw:polygon>
        <draw:polygon draw:style-name="gr6" draw:text-style-name="P6" draw:layer="layout" svg:width="0.034cm" svg:height="0.144cm" svg:x="19.987cm" svg:y="18.642cm" svg:viewBox="0 0 35 145" draw:points="0,145 35,145 35,0 0,0">
          <text:p/>
        </draw:polygon>
        <draw:polygon draw:style-name="gr6" draw:text-style-name="P6" draw:layer="layout" svg:width="0.034cm" svg:height="0.144cm" svg:x="21.358cm" svg:y="18.642cm" svg:viewBox="0 0 35 145" draw:points="0,145 35,145 35,0 0,0">
          <text:p/>
        </draw:polygon>
        <draw:polygon draw:style-name="gr6" draw:text-style-name="P6" draw:layer="layout" svg:width="0.034cm" svg:height="0.144cm" svg:x="21.808cm" svg:y="18.642cm" svg:viewBox="0 0 35 145" draw:points="0,145 35,145 35,0 0,0">
          <text:p/>
        </draw:polygon>
        <draw:polygon draw:style-name="gr6" draw:text-style-name="P6" draw:layer="layout" svg:width="0.034cm" svg:height="0.144cm" svg:x="22.561cm" svg:y="18.642cm" svg:viewBox="0 0 35 145" draw:points="0,145 35,145 35,0 0,0">
          <text:p/>
        </draw:polygon>
        <draw:polygon draw:style-name="gr6" draw:text-style-name="P6" draw:layer="layout" svg:width="0.076cm" svg:height="0.144cm" svg:x="29.379cm" svg:y="18.642cm" svg:viewBox="0 0 77 145" draw:points="0,145 77,145 77,0 0,0">
          <text:p/>
        </draw:polygon>
        <draw:frame draw:style-name="gr11" draw:text-style-name="P10" draw:layer="layout" svg:width="0.033cm" svg:height="0.039cm" svg:x="21.851cm" svg:y="18.646cm">
          <draw:text-box>
            <text:p text:style-name="P2"><text:span text:style-name="T8"><text:s/></text:span></text:p>
          </draw:text-box>
        </draw:frame>
        <draw:frame draw:style-name="gr9" draw:text-style-name="P9" draw:layer="layout" svg:width="0.067cm" svg:height="0.073cm" svg:x="19.31cm" svg:y="18.87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19.649cm" svg:y="18.87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0.03cm" svg:y="18.87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393cm" svg:y="18.87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851cm" svg:y="18.87cm">
          <draw:text-box>
            <text:p text:style-name="P2"><text:span text:style-name="T6"><text:s/></text:span></text:p>
          </draw:text-box>
        </draw:frame>
        <draw:frame draw:style-name="gr12" draw:text-style-name="P7" draw:layer="layout" svg:width="3.812cm" svg:height="0.425cm" svg:x="22.596cm" svg:y="19.24cm">
          <draw:text-box>
            <text:p text:style-name="P2"><text:span text:style-name="T9"><text:s text:c="4"/></text:span><text:span text:style-name="T9">Структура проекта </text:span></text:p>
          </draw:text-box>
        </draw:frame>
        <draw:frame draw:style-name="gr13" draw:text-style-name="P11" draw:layer="layout" svg:width="0.514cm" svg:height="0.217cm" svg:x="26.602cm" svg:y="18.814cm">
          <draw:text-box>
            <text:p text:style-name="P2"><text:span text:style-name="T10">Лит. </text:span></text:p>
          </draw:text-box>
        </draw:frame>
        <draw:frame draw:style-name="gr14" draw:text-style-name="P11" draw:layer="layout" svg:width="0.629cm" svg:height="0.217cm" svg:x="27.491cm" svg:y="18.814cm">
          <draw:text-box>
            <text:p text:style-name="P2"><text:span text:style-name="T10">Масса </text:span></text:p>
          </draw:text-box>
        </draw:frame>
        <draw:polygon draw:style-name="gr6" draw:text-style-name="P6" draw:layer="layout" svg:width="0.076cm" svg:height="0.076cm" svg:x="0.245cm" svg:y="18.786cm" svg:viewBox="0 0 77 77" draw:points="0,77 77,77 77,0 0,0">
          <text:p/>
        </draw:polygon>
        <draw:polygon draw:style-name="gr6" draw:text-style-name="P6" draw:layer="layout" svg:width="0.033cm" svg:height="0.076cm" svg:x="19.276cm" svg:y="18.786cm" svg:viewBox="0 0 34 77" draw:points="0,77 34,77 34,0 0,0">
          <text:p/>
        </draw:polygon>
        <draw:polygon draw:style-name="gr6" draw:text-style-name="P6" draw:layer="layout" svg:width="0.305cm" svg:height="0.026cm" svg:x="19.309cm" svg:y="18.786cm" svg:viewBox="0 0 306 27" draw:points="0,27 306,27 306,0 0,0">
          <text:p/>
        </draw:polygon>
        <draw:polygon draw:style-name="gr6" draw:text-style-name="P6" draw:layer="layout" svg:width="0.034cm" svg:height="0.076cm" svg:x="19.614cm" svg:y="18.786cm" svg:viewBox="0 0 35 77" draw:points="0,77 35,77 35,0 0,0">
          <text:p/>
        </draw:polygon>
        <draw:polygon draw:style-name="gr6" draw:text-style-name="P6" draw:layer="layout" svg:width="0.339cm" svg:height="0.026cm" svg:x="19.648cm" svg:y="18.786cm" svg:viewBox="0 0 340 27" draw:points="0,27 340,27 340,0 0,0">
          <text:p/>
        </draw:polygon>
        <draw:polygon draw:style-name="gr6" draw:text-style-name="P6" draw:layer="layout" svg:width="0.034cm" svg:height="0.076cm" svg:x="19.987cm" svg:y="18.786cm" svg:viewBox="0 0 35 77" draw:points="0,77 35,77 35,0 0,0">
          <text:p/>
        </draw:polygon>
        <draw:polygon draw:style-name="gr6" draw:text-style-name="P6" draw:layer="layout" svg:width="1.337cm" svg:height="0.026cm" svg:x="20.021cm" svg:y="18.786cm" svg:viewBox="0 0 1338 27" draw:points="0,27 1338,27 1338,0 0,0">
          <text:p/>
        </draw:polygon>
        <draw:polygon draw:style-name="gr6" draw:text-style-name="P6" draw:layer="layout" svg:width="0.034cm" svg:height="0.076cm" svg:x="21.358cm" svg:y="18.786cm" svg:viewBox="0 0 35 77" draw:points="0,77 35,77 35,0 0,0">
          <text:p/>
        </draw:polygon>
        <draw:polygon draw:style-name="gr6" draw:text-style-name="P6" draw:layer="layout" svg:width="0.416cm" svg:height="0.026cm" svg:x="21.392cm" svg:y="18.786cm" svg:viewBox="0 0 417 27" draw:points="0,27 417,27 417,0 0,0">
          <text:p/>
        </draw:polygon>
        <draw:polygon draw:style-name="gr6" draw:text-style-name="P6" draw:layer="layout" svg:width="0.034cm" svg:height="0.076cm" svg:x="21.808cm" svg:y="18.786cm" svg:viewBox="0 0 35 77" draw:points="0,77 35,77 35,0 0,0">
          <text:p/>
        </draw:polygon>
        <draw:polygon draw:style-name="gr6" draw:text-style-name="P6" draw:layer="layout" svg:width="0.719cm" svg:height="0.026cm" svg:x="21.842cm" svg:y="18.786cm" svg:viewBox="0 0 720 27" draw:points="0,27 720,27 720,0 0,0">
          <text:p/>
        </draw:polygon>
        <draw:polygon draw:style-name="gr6" draw:text-style-name="P6" draw:layer="layout" svg:width="0.034cm" svg:height="0.076cm" svg:x="22.561cm" svg:y="18.786cm" svg:viewBox="0 0 35 77" draw:points="0,77 35,77 35,0 0,0">
          <text:p/>
        </draw:polygon>
        <draw:polygon draw:style-name="gr6" draw:text-style-name="P6" draw:layer="layout" svg:width="3.862cm" svg:height="0.034cm" svg:x="22.595cm" svg:y="18.786cm" svg:viewBox="0 0 3863 35" draw:points="0,35 3863,35 3863,0 0,0">
          <text:p/>
        </draw:polygon>
        <draw:polygon draw:style-name="gr6" draw:text-style-name="P6" draw:layer="layout" svg:width="0.034cm" svg:height="0.042cm" svg:x="26.457cm" svg:y="18.82cm" svg:viewBox="0 0 35 43" draw:points="0,43 35,43 35,0 0,0">
          <text:p/>
        </draw:polygon>
        <draw:polygon draw:style-name="gr6" draw:text-style-name="P6" draw:layer="layout" svg:width="0.034cm" svg:height="0.034cm" svg:x="26.457cm" svg:y="18.786cm" svg:viewBox="0 0 35 35" draw:points="0,35 35,35 35,0 0,0">
          <text:p/>
        </draw:polygon>
        <draw:polygon draw:style-name="gr6" draw:text-style-name="P6" draw:layer="layout" svg:width="0.77cm" svg:height="0.034cm" svg:x="26.491cm" svg:y="18.786cm" svg:viewBox="0 0 771 35" draw:points="0,35 771,35 771,0 0,0">
          <text:p/>
        </draw:polygon>
        <draw:polygon draw:style-name="gr6" draw:text-style-name="P6" draw:layer="layout" svg:width="0.034cm" svg:height="0.042cm" svg:x="27.261cm" svg:y="18.82cm" svg:viewBox="0 0 35 43" draw:points="0,43 35,43 35,0 0,0">
          <text:p/>
        </draw:polygon>
        <draw:polygon draw:style-name="gr6" draw:text-style-name="P6" draw:layer="layout" svg:width="0.034cm" svg:height="0.034cm" svg:x="27.261cm" svg:y="18.786cm" svg:viewBox="0 0 35 35" draw:points="0,35 35,35 35,0 0,0">
          <text:p/>
        </draw:polygon>
        <draw:polygon draw:style-name="gr6" draw:text-style-name="P6" draw:layer="layout" svg:width="1.144cm" svg:height="0.034cm" svg:x="27.295cm" svg:y="18.786cm" svg:viewBox="0 0 1145 35" draw:points="0,35 1145,35 1145,0 0,0">
          <text:p/>
        </draw:polygon>
        <draw:polygon draw:style-name="gr6" draw:text-style-name="P6" draw:layer="layout" svg:width="0.034cm" svg:height="0.042cm" svg:x="28.439cm" svg:y="18.82cm" svg:viewBox="0 0 35 43" draw:points="0,43 35,43 35,0 0,0">
          <text:p/>
        </draw:polygon>
        <draw:polygon draw:style-name="gr6" draw:text-style-name="P6" draw:layer="layout" svg:width="0.034cm" svg:height="0.034cm" svg:x="28.439cm" svg:y="18.786cm" svg:viewBox="0 0 35 35" draw:points="0,35 35,35 35,0 0,0">
          <text:p/>
        </draw:polygon>
        <draw:polygon draw:style-name="gr6" draw:text-style-name="P6" draw:layer="layout" svg:width="0.906cm" svg:height="0.034cm" svg:x="28.473cm" svg:y="18.786cm" svg:viewBox="0 0 907 35" draw:points="0,35 907,35 907,0 0,0">
          <text:p/>
        </draw:polygon>
        <draw:polygon draw:style-name="gr6" draw:text-style-name="P6" draw:layer="layout" svg:width="0.076cm" svg:height="0.076cm" svg:x="29.379cm" svg:y="18.786cm" svg:viewBox="0 0 77 77" draw:points="0,77 77,77 77,0 0,0">
          <text:p/>
        </draw:polygon>
        <draw:polygon draw:style-name="gr6" draw:text-style-name="P6" draw:layer="layout" svg:width="0.076cm" svg:height="0.17cm" svg:x="0.245cm" svg:y="18.862cm" svg:viewBox="0 0 77 171" draw:points="0,171 77,171 77,0 0,0">
          <text:p/>
        </draw:polygon>
        <draw:polygon draw:style-name="gr6" draw:text-style-name="P6" draw:layer="layout" svg:width="0.033cm" svg:height="0.17cm" svg:x="19.276cm" svg:y="18.862cm" svg:viewBox="0 0 34 171" draw:points="0,171 34,171 34,0 0,0">
          <text:p/>
        </draw:polygon>
        <draw:polygon draw:style-name="gr6" draw:text-style-name="P6" draw:layer="layout" svg:width="0.034cm" svg:height="0.17cm" svg:x="19.614cm" svg:y="18.862cm" svg:viewBox="0 0 35 171" draw:points="0,171 35,171 35,0 0,0">
          <text:p/>
        </draw:polygon>
        <draw:polygon draw:style-name="gr6" draw:text-style-name="P6" draw:layer="layout" svg:width="0.034cm" svg:height="0.17cm" svg:x="19.987cm" svg:y="18.862cm" svg:viewBox="0 0 35 171" draw:points="0,171 35,171 35,0 0,0">
          <text:p/>
        </draw:polygon>
        <draw:polygon draw:style-name="gr6" draw:text-style-name="P6" draw:layer="layout" svg:width="0.034cm" svg:height="0.17cm" svg:x="21.358cm" svg:y="18.862cm" svg:viewBox="0 0 35 171" draw:points="0,171 35,171 35,0 0,0">
          <text:p/>
        </draw:polygon>
        <draw:polygon draw:style-name="gr6" draw:text-style-name="P6" draw:layer="layout" svg:width="0.034cm" svg:height="0.17cm" svg:x="21.808cm" svg:y="18.862cm" svg:viewBox="0 0 35 171" draw:points="0,171 35,171 35,0 0,0">
          <text:p/>
        </draw:polygon>
        <draw:polygon draw:style-name="gr6" draw:text-style-name="P6" draw:layer="layout" svg:width="0.034cm" svg:height="0.17cm" svg:x="22.561cm" svg:y="18.862cm" svg:viewBox="0 0 35 171" draw:points="0,171 35,171 35,0 0,0">
          <text:p/>
        </draw:polygon>
        <draw:polygon draw:style-name="gr6" draw:text-style-name="P6" draw:layer="layout" svg:width="0.034cm" svg:height="0.17cm" svg:x="26.457cm" svg:y="18.862cm" svg:viewBox="0 0 35 171" draw:points="0,171 35,171 35,0 0,0">
          <text:p/>
        </draw:polygon>
        <draw:polygon draw:style-name="gr6" draw:text-style-name="P6" draw:layer="layout" svg:width="0.034cm" svg:height="0.17cm" svg:x="27.261cm" svg:y="18.862cm" svg:viewBox="0 0 35 171" draw:points="0,171 35,171 35,0 0,0">
          <text:p/>
        </draw:polygon>
        <draw:polygon draw:style-name="gr6" draw:text-style-name="P6" draw:layer="layout" svg:width="0.034cm" svg:height="0.17cm" svg:x="28.439cm" svg:y="18.862cm" svg:viewBox="0 0 35 171" draw:points="0,171 35,171 35,0 0,0">
          <text:p/>
        </draw:polygon>
        <draw:polygon draw:style-name="gr6" draw:text-style-name="P6" draw:layer="layout" svg:width="0.076cm" svg:height="0.17cm" svg:x="29.379cm" svg:y="18.862cm" svg:viewBox="0 0 77 171" draw:points="0,171 77,171 77,0 0,0">
          <text:p/>
        </draw:polygon>
        <draw:frame draw:style-name="gr15" draw:text-style-name="P12" draw:layer="layout" svg:width="0.844cm" svg:height="0.183cm" svg:x="28.583cm" svg:y="18.84cm">
          <draw:text-box>
            <text:p text:style-name="P2"><text:span text:style-name="T11">Масштаб </text:span></text:p>
          </draw:text-box>
        </draw:frame>
        <draw:frame draw:style-name="gr16" draw:text-style-name="P13" draw:layer="layout" svg:width="0.286cm" svg:height="0.149cm" svg:x="19.329cm" svg:y="19.137cm">
          <draw:text-box>
            <text:p text:style-name="P2"><text:span text:style-name="T12">Изм </text:span></text:p>
          </draw:text-box>
        </draw:frame>
        <draw:frame draw:style-name="gr17" draw:text-style-name="P13" draw:layer="layout" svg:width="0.37cm" svg:height="0.149cm" svg:x="19.66cm" svg:y="19.137cm">
          <draw:text-box>
            <text:p text:style-name="P2"><text:span text:style-name="T12">Лист </text:span></text:p>
          </draw:text-box>
        </draw:frame>
        <draw:frame draw:style-name="gr11" draw:text-style-name="P10" draw:layer="layout" svg:width="0.033cm" svg:height="0.039cm" svg:x="20.03cm" svg:y="19.104cm">
          <draw:text-box>
            <text:p text:style-name="P2"><text:span text:style-name="T8"><text:s/></text:span></text:p>
          </draw:text-box>
        </draw:frame>
        <draw:frame draw:style-name="gr18" draw:text-style-name="P13" draw:layer="layout" svg:width="0.315cm" svg:height="0.149cm" svg:x="21.438cm" svg:y="19.085cm">
          <draw:text-box>
            <text:p text:style-name="P2"><text:span text:style-name="T12">Подп</text:span></text:p>
          </draw:text-box>
        </draw:frame>
        <draw:frame draw:style-name="gr19" draw:text-style-name="P13" draw:layer="layout" svg:width="0.235cm" svg:height="0.149cm" svg:x="21.438cm" svg:y="19.195cm">
          <draw:text-box>
            <text:p text:style-name="P2"><text:span text:style-name="T12">ись </text:span></text:p>
          </draw:text-box>
        </draw:frame>
        <draw:frame draw:style-name="gr20" draw:text-style-name="P13" draw:layer="layout" svg:width="0.387cm" svg:height="0.149cm" svg:x="21.869cm" svg:y="19.112cm">
          <draw:text-box>
            <text:p text:style-name="P2"><text:span text:style-name="T12">Дата </text:span></text:p>
          </draw:text-box>
        </draw:frame>
        <draw:frame draw:style-name="gr8" draw:text-style-name="P8" draw:layer="layout" svg:width="0.355cm" svg:height="0.395cm" svg:x="26.5cm" svg:y="19.105cm">
          <draw:text-box>
            <text:p text:style-name="P2"><text:span text:style-name="T5"><text:s/></text:span></text:p>
          </draw:text-box>
        </draw:frame>
        <draw:frame draw:style-name="gr21" draw:text-style-name="P14" draw:layer="layout" svg:width="0.321cm" svg:height="0.361cm" svg:x="26.805cm" svg:y="19.224cm">
          <draw:text-box>
            <text:p text:style-name="P2"><text:span text:style-name="T13">У </text:span></text:p>
          </draw:text-box>
        </draw:frame>
        <draw:frame draw:style-name="gr8" draw:text-style-name="P8" draw:layer="layout" svg:width="0.355cm" svg:height="0.395cm" svg:x="27.016cm" svg:y="19.105cm">
          <draw:text-box>
            <text:p text:style-name="P2"><text:span text:style-name="T5"><text:s/></text:span></text:p>
          </draw:text-box>
        </draw:frame>
        <draw:frame draw:style-name="gr8" draw:text-style-name="P8" draw:layer="layout" svg:width="0.355cm" svg:height="0.395cm" svg:x="27.296cm" svg:y="19.105cm">
          <draw:text-box>
            <text:p text:style-name="P2"><text:span text:style-name="T5"><text:s/></text:span></text:p>
          </draw:text-box>
        </draw:frame>
        <draw:polygon draw:style-name="gr6" draw:text-style-name="P6" draw:layer="layout" svg:width="0.076cm" svg:height="0.076cm" svg:x="0.245cm" svg:y="19.032cm" svg:viewBox="0 0 77 77" draw:points="0,77 77,77 77,0 0,0">
          <text:p/>
        </draw:polygon>
        <draw:polygon draw:style-name="gr6" draw:text-style-name="P6" draw:layer="layout" svg:width="0.033cm" svg:height="0.076cm" svg:x="19.276cm" svg:y="19.032cm" svg:viewBox="0 0 34 77" draw:points="0,77 34,77 34,0 0,0">
          <text:p/>
        </draw:polygon>
        <draw:polygon draw:style-name="gr6" draw:text-style-name="P6" draw:layer="layout" svg:width="0.305cm" svg:height="0.034cm" svg:x="19.309cm" svg:y="19.032cm" svg:viewBox="0 0 306 35" draw:points="0,35 306,35 306,0 0,0">
          <text:p/>
        </draw:polygon>
        <draw:polygon draw:style-name="gr6" draw:text-style-name="P6" draw:layer="layout" svg:width="0.034cm" svg:height="0.076cm" svg:x="19.614cm" svg:y="19.032cm" svg:viewBox="0 0 35 77" draw:points="0,77 35,77 35,0 0,0">
          <text:p/>
        </draw:polygon>
        <draw:polygon draw:style-name="gr6" draw:text-style-name="P6" draw:layer="layout" svg:width="0.339cm" svg:height="0.034cm" svg:x="19.648cm" svg:y="19.032cm" svg:viewBox="0 0 340 35" draw:points="0,35 340,35 340,0 0,0">
          <text:p/>
        </draw:polygon>
        <draw:polygon draw:style-name="gr6" draw:text-style-name="P6" draw:layer="layout" svg:width="0.034cm" svg:height="0.076cm" svg:x="19.987cm" svg:y="19.032cm" svg:viewBox="0 0 35 77" draw:points="0,77 35,77 35,0 0,0">
          <text:p/>
        </draw:polygon>
        <draw:polygon draw:style-name="gr6" draw:text-style-name="P6" draw:layer="layout" svg:width="1.337cm" svg:height="0.034cm" svg:x="20.021cm" svg:y="19.032cm" svg:viewBox="0 0 1338 35" draw:points="0,35 1338,35 1338,0 0,0">
          <text:p/>
        </draw:polygon>
        <draw:polygon draw:style-name="gr6" draw:text-style-name="P6" draw:layer="layout" svg:width="0.034cm" svg:height="0.076cm" svg:x="21.358cm" svg:y="19.032cm" svg:viewBox="0 0 35 77" draw:points="0,77 35,77 35,0 0,0">
          <text:p/>
        </draw:polygon>
        <draw:polygon draw:style-name="gr6" draw:text-style-name="P6" draw:layer="layout" svg:width="0.416cm" svg:height="0.034cm" svg:x="21.392cm" svg:y="19.032cm" svg:viewBox="0 0 417 35" draw:points="0,35 417,35 417,0 0,0">
          <text:p/>
        </draw:polygon>
        <draw:polygon draw:style-name="gr6" draw:text-style-name="P6" draw:layer="layout" svg:width="0.034cm" svg:height="0.076cm" svg:x="21.808cm" svg:y="19.032cm" svg:viewBox="0 0 35 77" draw:points="0,77 35,77 35,0 0,0">
          <text:p/>
        </draw:polygon>
        <draw:polygon draw:style-name="gr6" draw:text-style-name="P6" draw:layer="layout" svg:width="0.719cm" svg:height="0.034cm" svg:x="21.842cm" svg:y="19.032cm" svg:viewBox="0 0 720 35" draw:points="0,35 720,35 720,0 0,0">
          <text:p/>
        </draw:polygon>
        <draw:polygon draw:style-name="gr6" draw:text-style-name="P6" draw:layer="layout" svg:width="0.034cm" svg:height="0.076cm" svg:x="22.561cm" svg:y="19.032cm" svg:viewBox="0 0 35 77" draw:points="0,77 35,77 35,0 0,0">
          <text:p/>
        </draw:polygon>
        <draw:polygon draw:style-name="gr6" draw:text-style-name="P6" draw:layer="layout" svg:width="0.034cm" svg:height="0.076cm" svg:x="26.457cm" svg:y="19.032cm" svg:viewBox="0 0 35 77" draw:points="0,77 35,77 35,0 0,0">
          <text:p/>
        </draw:polygon>
        <draw:polygon draw:style-name="gr6" draw:text-style-name="P6" draw:layer="layout" svg:width="0.212cm" svg:height="0.034cm" svg:x="26.491cm" svg:y="19.032cm" svg:viewBox="0 0 213 35" draw:points="0,35 213,35 213,0 0,0">
          <text:p/>
        </draw:polygon>
        <draw:polygon draw:style-name="gr6" draw:text-style-name="P6" draw:layer="layout" svg:width="0.034cm" svg:height="0.042cm" svg:x="26.703cm" svg:y="19.066cm" svg:viewBox="0 0 35 43" draw:points="0,43 35,43 35,0 0,0">
          <text:p/>
        </draw:polygon>
        <draw:polygon draw:style-name="gr6" draw:text-style-name="P6" draw:layer="layout" svg:width="0.034cm" svg:height="0.034cm" svg:x="26.703cm" svg:y="19.032cm" svg:viewBox="0 0 35 35" draw:points="0,35 35,35 35,0 0,0">
          <text:p/>
        </draw:polygon>
        <draw:polygon draw:style-name="gr6" draw:text-style-name="P6" draw:layer="layout" svg:width="0.245cm" svg:height="0.034cm" svg:x="26.737cm" svg:y="19.032cm" svg:viewBox="0 0 246 35" draw:points="0,35 246,35 246,0 0,0">
          <text:p/>
        </draw:polygon>
        <draw:polygon draw:style-name="gr6" draw:text-style-name="P6" draw:layer="layout" svg:width="0.034cm" svg:height="0.042cm" svg:x="26.982cm" svg:y="19.066cm" svg:viewBox="0 0 35 43" draw:points="0,43 35,43 35,0 0,0">
          <text:p/>
        </draw:polygon>
        <draw:polygon draw:style-name="gr6" draw:text-style-name="P6" draw:layer="layout" svg:width="0.034cm" svg:height="0.034cm" svg:x="26.982cm" svg:y="19.032cm" svg:viewBox="0 0 35 35" draw:points="0,35 35,35 35,0 0,0">
          <text:p/>
        </draw:polygon>
        <draw:polygon draw:style-name="gr6" draw:text-style-name="P6" draw:layer="layout" svg:width="0.245cm" svg:height="0.034cm" svg:x="27.016cm" svg:y="19.032cm" svg:viewBox="0 0 246 35" draw:points="0,35 246,35 246,0 0,0">
          <text:p/>
        </draw:polygon>
        <draw:polygon draw:style-name="gr6" draw:text-style-name="P6" draw:layer="layout" svg:width="0.034cm" svg:height="0.076cm" svg:x="27.261cm" svg:y="19.032cm" svg:viewBox="0 0 35 77" draw:points="0,77 35,77 35,0 0,0">
          <text:p/>
        </draw:polygon>
        <draw:polygon draw:style-name="gr6" draw:text-style-name="P6" draw:layer="layout" svg:width="1.144cm" svg:height="0.034cm" svg:x="27.295cm" svg:y="19.032cm" svg:viewBox="0 0 1145 35" draw:points="0,35 1145,35 1145,0 0,0">
          <text:p/>
        </draw:polygon>
        <draw:polygon draw:style-name="gr6" draw:text-style-name="P6" draw:layer="layout" svg:width="0.034cm" svg:height="0.076cm" svg:x="28.439cm" svg:y="19.032cm" svg:viewBox="0 0 35 77" draw:points="0,77 35,77 35,0 0,0">
          <text:p/>
        </draw:polygon>
        <draw:polygon draw:style-name="gr6" draw:text-style-name="P6" draw:layer="layout" svg:width="0.906cm" svg:height="0.034cm" svg:x="28.473cm" svg:y="19.032cm" svg:viewBox="0 0 907 35" draw:points="0,35 907,35 907,0 0,0">
          <text:p/>
        </draw:polygon>
        <draw:polygon draw:style-name="gr6" draw:text-style-name="P6" draw:layer="layout" svg:width="0.076cm" svg:height="0.076cm" svg:x="29.379cm" svg:y="19.032cm" svg:viewBox="0 0 77 77" draw:points="0,77 77,77 77,0 0,0">
          <text:p/>
        </draw:polygon>
        <draw:polygon draw:style-name="gr6" draw:text-style-name="P6" draw:layer="layout" svg:width="0.076cm" svg:height="0.212cm" svg:x="0.245cm" svg:y="19.108cm" svg:viewBox="0 0 77 213" draw:points="0,213 77,213 77,0 0,0">
          <text:p/>
        </draw:polygon>
        <draw:polygon draw:style-name="gr6" draw:text-style-name="P6" draw:layer="layout" svg:width="0.033cm" svg:height="0.212cm" svg:x="19.276cm" svg:y="19.108cm" svg:viewBox="0 0 34 213" draw:points="0,213 34,213 34,0 0,0">
          <text:p/>
        </draw:polygon>
        <draw:polygon draw:style-name="gr6" draw:text-style-name="P6" draw:layer="layout" svg:width="0.034cm" svg:height="0.212cm" svg:x="19.614cm" svg:y="19.108cm" svg:viewBox="0 0 35 213" draw:points="0,213 35,213 35,0 0,0">
          <text:p/>
        </draw:polygon>
        <draw:polygon draw:style-name="gr6" draw:text-style-name="P6" draw:layer="layout" svg:width="0.034cm" svg:height="0.212cm" svg:x="19.987cm" svg:y="19.108cm" svg:viewBox="0 0 35 213" draw:points="0,213 35,213 35,0 0,0">
          <text:p/>
        </draw:polygon>
        <draw:polygon draw:style-name="gr6" draw:text-style-name="P6" draw:layer="layout" svg:width="0.034cm" svg:height="0.212cm" svg:x="21.358cm" svg:y="19.108cm" svg:viewBox="0 0 35 213" draw:points="0,213 35,213 35,0 0,0">
          <text:p/>
        </draw:polygon>
        <draw:polygon draw:style-name="gr6" draw:text-style-name="P6" draw:layer="layout" svg:width="0.034cm" svg:height="0.212cm" svg:x="21.808cm" svg:y="19.108cm" svg:viewBox="0 0 35 213" draw:points="0,213 35,213 35,0 0,0">
          <text:p/>
        </draw:polygon>
        <draw:polygon draw:style-name="gr6" draw:text-style-name="P6" draw:layer="layout" svg:width="0.034cm" svg:height="0.212cm" svg:x="22.561cm" svg:y="19.108cm" svg:viewBox="0 0 35 213" draw:points="0,213 35,213 35,0 0,0">
          <text:p/>
        </draw:polygon>
        <draw:polygon draw:style-name="gr6" draw:text-style-name="P6" draw:layer="layout" svg:width="0.034cm" svg:height="0.212cm" svg:x="26.457cm" svg:y="19.108cm" svg:viewBox="0 0 35 213" draw:points="0,213 35,213 35,0 0,0">
          <text:p/>
        </draw:polygon>
        <draw:polygon draw:style-name="gr6" draw:text-style-name="P6" draw:layer="layout" svg:width="0.034cm" svg:height="0.212cm" svg:x="26.703cm" svg:y="19.108cm" svg:viewBox="0 0 35 213" draw:points="0,213 35,213 35,0 0,0">
          <text:p/>
        </draw:polygon>
        <draw:polygon draw:style-name="gr6" draw:text-style-name="P6" draw:layer="layout" svg:width="0.034cm" svg:height="0.212cm" svg:x="26.982cm" svg:y="19.108cm" svg:viewBox="0 0 35 213" draw:points="0,213 35,213 35,0 0,0">
          <text:p/>
        </draw:polygon>
        <draw:polygon draw:style-name="gr6" draw:text-style-name="P6" draw:layer="layout" svg:width="0.034cm" svg:height="0.212cm" svg:x="27.261cm" svg:y="19.108cm" svg:viewBox="0 0 35 213" draw:points="0,213 35,213 35,0 0,0">
          <text:p/>
        </draw:polygon>
        <draw:polygon draw:style-name="gr6" draw:text-style-name="P6" draw:layer="layout" svg:width="0.034cm" svg:height="0.212cm" svg:x="28.439cm" svg:y="19.108cm" svg:viewBox="0 0 35 213" draw:points="0,213 35,213 35,0 0,0">
          <text:p/>
        </draw:polygon>
        <draw:polygon draw:style-name="gr6" draw:text-style-name="P6" draw:layer="layout" svg:width="0.076cm" svg:height="0.212cm" svg:x="29.379cm" svg:y="19.108cm" svg:viewBox="0 0 77 213" draw:points="0,213 77,213 77,0 0,0">
          <text:p/>
        </draw:polygon>
        <draw:frame draw:style-name="gr22" draw:text-style-name="P15" draw:layer="layout" svg:width="0.468cm" svg:height="0.314cm" svg:x="28.761cm" svg:y="19.253cm">
          <draw:text-box>
            <text:p text:style-name="P2"><text:span text:style-name="T14">1:1 </text:span></text:p>
          </draw:text-box>
        </draw:frame>
        <draw:frame draw:style-name="gr23" draw:text-style-name="P16" draw:layer="layout" svg:width="0.43cm" svg:height="0.149cm" svg:x="19.386cm" svg:y="19.39cm">
          <draw:text-box>
            <text:p text:style-name="P2"><text:span text:style-name="T12">Разраб</text:span></text:p>
          </draw:text-box>
        </draw:frame>
        <draw:frame draw:style-name="gr24" draw:text-style-name="P17" draw:layer="layout" svg:width="0.109cm" svg:height="0.116cm" svg:x="19.818cm" svg:y="19.415cm">
          <draw:text-box>
            <text:p text:style-name="P2"><text:span text:style-name="T15">. </text:span></text:p>
          </draw:text-box>
        </draw:frame>
        <draw:frame draw:style-name="gr25" draw:text-style-name="P18" draw:layer="layout" svg:width="1.128cm" svg:height="0.166cm" svg:x="20.123cm" svg:y="19.377cm">
          <draw:text-box>
            <text:p text:style-name="P2"><text:span text:style-name="T16">Б.В. Шахницкий </text:span></text:p>
          </draw:text-box>
        </draw:frame>
        <draw:frame draw:style-name="gr9" draw:text-style-name="P9" draw:layer="layout" svg:width="0.067cm" svg:height="0.073cm" svg:x="21.393cm" svg:y="19.395cm">
          <draw:text-box>
            <text:p text:style-name="P2"><text:span text:style-name="T6"><text:s/></text:span></text:p>
          </draw:text-box>
        </draw:frame>
        <draw:polygon draw:style-name="gr6" draw:text-style-name="P6" draw:layer="layout" svg:width="0.076cm" svg:height="0.076cm" svg:x="0.245cm" svg:y="19.32cm" svg:viewBox="0 0 77 77" draw:points="0,77 77,77 77,0 0,0">
          <text:p/>
        </draw:polygon>
        <draw:polygon draw:style-name="gr6" draw:text-style-name="P6" draw:layer="layout" svg:width="0.033cm" svg:height="0.076cm" svg:x="19.276cm" svg:y="19.32cm" svg:viewBox="0 0 34 77" draw:points="0,77 34,77 34,0 0,0">
          <text:p/>
        </draw:polygon>
        <draw:polygon draw:style-name="gr6" draw:text-style-name="P6" draw:layer="layout" svg:width="0.305cm" svg:height="0.033cm" svg:x="19.309cm" svg:y="19.32cm" svg:viewBox="0 0 306 34" draw:points="0,34 306,34 306,0 0,0">
          <text:p/>
        </draw:polygon>
        <draw:polygon draw:style-name="gr6" draw:text-style-name="P6" draw:layer="layout" svg:width="0.034cm" svg:height="0.033cm" svg:x="19.614cm" svg:y="19.32cm" svg:viewBox="0 0 35 34" draw:points="0,34 35,34 35,0 0,0">
          <text:p/>
        </draw:polygon>
        <draw:polygon draw:style-name="gr6" draw:text-style-name="P6" draw:layer="layout" svg:width="0.339cm" svg:height="0.033cm" svg:x="19.648cm" svg:y="19.32cm" svg:viewBox="0 0 340 34" draw:points="0,34 340,34 340,0 0,0">
          <text:p/>
        </draw:polygon>
        <draw:polygon draw:style-name="gr6" draw:text-style-name="P6" draw:layer="layout" svg:width="0.034cm" svg:height="0.076cm" svg:x="19.987cm" svg:y="19.32cm" svg:viewBox="0 0 35 77" draw:points="0,77 35,77 35,0 0,0">
          <text:p/>
        </draw:polygon>
        <draw:polygon draw:style-name="gr6" draw:text-style-name="P6" draw:layer="layout" svg:width="1.337cm" svg:height="0.033cm" svg:x="20.021cm" svg:y="19.32cm" svg:viewBox="0 0 1338 34" draw:points="0,34 1338,34 1338,0 0,0">
          <text:p/>
        </draw:polygon>
        <draw:polygon draw:style-name="gr6" draw:text-style-name="P6" draw:layer="layout" svg:width="0.034cm" svg:height="0.076cm" svg:x="21.358cm" svg:y="19.32cm" svg:viewBox="0 0 35 77" draw:points="0,77 35,77 35,0 0,0">
          <text:p/>
        </draw:polygon>
        <draw:polygon draw:style-name="gr6" draw:text-style-name="P6" draw:layer="layout" svg:width="0.416cm" svg:height="0.033cm" svg:x="21.392cm" svg:y="19.32cm" svg:viewBox="0 0 417 34" draw:points="0,34 417,34 417,0 0,0">
          <text:p/>
        </draw:polygon>
        <draw:polygon draw:style-name="gr6" draw:text-style-name="P6" draw:layer="layout" svg:width="0.034cm" svg:height="0.076cm" svg:x="21.808cm" svg:y="19.32cm" svg:viewBox="0 0 35 77" draw:points="0,77 35,77 35,0 0,0">
          <text:p/>
        </draw:polygon>
        <draw:polygon draw:style-name="gr6" draw:text-style-name="P6" draw:layer="layout" svg:width="0.719cm" svg:height="0.033cm" svg:x="21.842cm" svg:y="19.32cm" svg:viewBox="0 0 720 34" draw:points="0,34 720,34 720,0 0,0">
          <text:p/>
        </draw:polygon>
        <draw:polygon draw:style-name="gr6" draw:text-style-name="P6" draw:layer="layout" svg:width="0.034cm" svg:height="0.076cm" svg:x="22.561cm" svg:y="19.32cm" svg:viewBox="0 0 35 77" draw:points="0,77 35,77 35,0 0,0">
          <text:p/>
        </draw:polygon>
        <draw:polygon draw:style-name="gr6" draw:text-style-name="P6" draw:layer="layout" svg:width="0.034cm" svg:height="0.076cm" svg:x="26.457cm" svg:y="19.32cm" svg:viewBox="0 0 35 77" draw:points="0,77 35,77 35,0 0,0">
          <text:p/>
        </draw:polygon>
        <draw:polygon draw:style-name="gr6" draw:text-style-name="P6" draw:layer="layout" svg:width="0.034cm" svg:height="0.076cm" svg:x="26.703cm" svg:y="19.32cm" svg:viewBox="0 0 35 77" draw:points="0,77 35,77 35,0 0,0">
          <text:p/>
        </draw:polygon>
        <draw:polygon draw:style-name="gr6" draw:text-style-name="P6" draw:layer="layout" svg:width="0.034cm" svg:height="0.076cm" svg:x="26.982cm" svg:y="19.32cm" svg:viewBox="0 0 35 77" draw:points="0,77 35,77 35,0 0,0">
          <text:p/>
        </draw:polygon>
        <draw:polygon draw:style-name="gr6" draw:text-style-name="P6" draw:layer="layout" svg:width="0.034cm" svg:height="0.076cm" svg:x="27.261cm" svg:y="19.32cm" svg:viewBox="0 0 35 77" draw:points="0,77 35,77 35,0 0,0">
          <text:p/>
        </draw:polygon>
        <draw:polygon draw:style-name="gr6" draw:text-style-name="P6" draw:layer="layout" svg:width="0.034cm" svg:height="0.076cm" svg:x="28.439cm" svg:y="19.32cm" svg:viewBox="0 0 35 77" draw:points="0,77 35,77 35,0 0,0">
          <text:p/>
        </draw:polygon>
        <draw:polygon draw:style-name="gr6" draw:text-style-name="P6" draw:layer="layout" svg:width="0.076cm" svg:height="0.076cm" svg:x="29.379cm" svg:y="19.32cm" svg:viewBox="0 0 77 77" draw:points="0,77 77,77 77,0 0,0">
          <text:p/>
        </draw:polygon>
        <draw:polygon draw:style-name="gr6" draw:text-style-name="P6" draw:layer="layout" svg:width="0.076cm" svg:height="0.169cm" svg:x="0.245cm" svg:y="19.396cm" svg:viewBox="0 0 77 170" draw:points="0,170 77,170 77,0 0,0">
          <text:p/>
        </draw:polygon>
        <draw:polygon draw:style-name="gr6" draw:text-style-name="P6" draw:layer="layout" svg:width="0.033cm" svg:height="0.169cm" svg:x="19.276cm" svg:y="19.396cm" svg:viewBox="0 0 34 170" draw:points="0,170 34,170 34,0 0,0">
          <text:p/>
        </draw:polygon>
        <draw:polygon draw:style-name="gr6" draw:text-style-name="P6" draw:layer="layout" svg:width="0.034cm" svg:height="0.169cm" svg:x="19.987cm" svg:y="19.396cm" svg:viewBox="0 0 35 170" draw:points="0,170 35,170 35,0 0,0">
          <text:p/>
        </draw:polygon>
        <draw:polygon draw:style-name="gr6" draw:text-style-name="P6" draw:layer="layout" svg:width="0.034cm" svg:height="0.169cm" svg:x="21.358cm" svg:y="19.396cm" svg:viewBox="0 0 35 170" draw:points="0,170 35,170 35,0 0,0">
          <text:p/>
        </draw:polygon>
        <draw:polygon draw:style-name="gr6" draw:text-style-name="P6" draw:layer="layout" svg:width="0.034cm" svg:height="0.169cm" svg:x="21.808cm" svg:y="19.396cm" svg:viewBox="0 0 35 170" draw:points="0,170 35,170 35,0 0,0">
          <text:p/>
        </draw:polygon>
        <draw:polygon draw:style-name="gr6" draw:text-style-name="P6" draw:layer="layout" svg:width="0.034cm" svg:height="0.169cm" svg:x="22.561cm" svg:y="19.396cm" svg:viewBox="0 0 35 170" draw:points="0,170 35,170 35,0 0,0">
          <text:p/>
        </draw:polygon>
        <draw:polygon draw:style-name="gr6" draw:text-style-name="P6" draw:layer="layout" svg:width="0.034cm" svg:height="0.169cm" svg:x="26.457cm" svg:y="19.396cm" svg:viewBox="0 0 35 170" draw:points="0,170 35,170 35,0 0,0">
          <text:p/>
        </draw:polygon>
        <draw:polygon draw:style-name="gr6" draw:text-style-name="P6" draw:layer="layout" svg:width="0.034cm" svg:height="0.169cm" svg:x="26.703cm" svg:y="19.396cm" svg:viewBox="0 0 35 170" draw:points="0,170 35,170 35,0 0,0">
          <text:p/>
        </draw:polygon>
        <draw:polygon draw:style-name="gr6" draw:text-style-name="P6" draw:layer="layout" svg:width="0.034cm" svg:height="0.169cm" svg:x="26.982cm" svg:y="19.396cm" svg:viewBox="0 0 35 170" draw:points="0,170 35,170 35,0 0,0">
          <text:p/>
        </draw:polygon>
        <draw:polygon draw:style-name="gr6" draw:text-style-name="P6" draw:layer="layout" svg:width="0.034cm" svg:height="0.169cm" svg:x="27.261cm" svg:y="19.396cm" svg:viewBox="0 0 35 170" draw:points="0,170 35,170 35,0 0,0">
          <text:p/>
        </draw:polygon>
        <draw:polygon draw:style-name="gr6" draw:text-style-name="P6" draw:layer="layout" svg:width="0.034cm" svg:height="0.169cm" svg:x="28.439cm" svg:y="19.396cm" svg:viewBox="0 0 35 170" draw:points="0,170 35,170 35,0 0,0">
          <text:p/>
        </draw:polygon>
        <draw:polygon draw:style-name="gr6" draw:text-style-name="P6" draw:layer="layout" svg:width="0.076cm" svg:height="0.169cm" svg:x="29.379cm" svg:y="19.396cm" svg:viewBox="0 0 77 170" draw:points="0,170 77,170 77,0 0,0">
          <text:p/>
        </draw:polygon>
        <draw:frame draw:style-name="gr26" draw:text-style-name="P19" draw:layer="layout" svg:width="0.61cm" svg:height="0.183cm" svg:x="21.907cm" svg:y="19.365cm">
          <draw:text-box>
            <text:p text:style-name="P2"><text:span text:style-name="T11">15.06 </text:span></text:p>
          </draw:text-box>
        </draw:frame>
        <draw:frame draw:style-name="gr27" draw:text-style-name="P16" draw:layer="layout" svg:width="0.514cm" svg:height="0.149cm" svg:x="19.378cm" svg:y="19.635cm">
          <draw:text-box>
            <text:p text:style-name="P2"><text:span text:style-name="T12">Провер. </text:span></text:p>
          </draw:text-box>
        </draw:frame>
        <draw:frame draw:style-name="gr28" draw:text-style-name="P18" draw:layer="layout" svg:width="1.179cm" svg:height="0.166cm" svg:x="20.123cm" svg:y="19.623cm">
          <draw:text-box>
            <text:p text:style-name="P2"><text:span text:style-name="T16">Е.В. Алова</text:span></text:p>
          </draw:text-box>
        </draw:frame>
        <draw:frame draw:style-name="gr11" draw:text-style-name="P10" draw:layer="layout" svg:width="0.033cm" svg:height="0.039cm" svg:x="21.393cm" svg:y="19.646cm">
          <draw:text-box>
            <text:p text:style-name="P2"><text:span text:style-name="T8"><text:s/></text:span></text:p>
          </draw:text-box>
        </draw:frame>
        <draw:polygon draw:style-name="gr6" draw:text-style-name="P6" draw:layer="layout" svg:width="0.076cm" svg:height="0.076cm" svg:x="0.245cm" svg:y="19.565cm" svg:viewBox="0 0 77 77" draw:points="0,77 77,77 77,0 0,0">
          <text:p/>
        </draw:polygon>
        <draw:polygon draw:style-name="gr6" draw:text-style-name="P6" draw:layer="layout" svg:width="0.033cm" svg:height="0.076cm" svg:x="19.276cm" svg:y="19.565cm" svg:viewBox="0 0 34 77" draw:points="0,77 34,77 34,0 0,0">
          <text:p/>
        </draw:polygon>
        <draw:polygon draw:style-name="gr6" draw:text-style-name="P6" draw:layer="layout" svg:width="0.678cm" svg:height="0.026cm" svg:x="19.309cm" svg:y="19.565cm" svg:viewBox="0 0 679 27" draw:points="0,27 679,27 679,0 0,0">
          <text:p/>
        </draw:polygon>
        <draw:polygon draw:style-name="gr6" draw:text-style-name="P6" draw:layer="layout" svg:width="0.034cm" svg:height="0.076cm" svg:x="19.987cm" svg:y="19.565cm" svg:viewBox="0 0 35 77" draw:points="0,77 35,77 35,0 0,0">
          <text:p/>
        </draw:polygon>
        <draw:polygon draw:style-name="gr6" draw:text-style-name="P6" draw:layer="layout" svg:width="1.337cm" svg:height="0.026cm" svg:x="20.021cm" svg:y="19.565cm" svg:viewBox="0 0 1338 27" draw:points="0,27 1338,27 1338,0 0,0">
          <text:p/>
        </draw:polygon>
        <draw:polygon draw:style-name="gr6" draw:text-style-name="P6" draw:layer="layout" svg:width="0.034cm" svg:height="0.076cm" svg:x="21.358cm" svg:y="19.565cm" svg:viewBox="0 0 35 77" draw:points="0,77 35,77 35,0 0,0">
          <text:p/>
        </draw:polygon>
        <draw:polygon draw:style-name="gr6" draw:text-style-name="P6" draw:layer="layout" svg:width="0.416cm" svg:height="0.026cm" svg:x="21.392cm" svg:y="19.565cm" svg:viewBox="0 0 417 27" draw:points="0,27 417,27 417,0 0,0">
          <text:p/>
        </draw:polygon>
        <draw:polygon draw:style-name="gr6" draw:text-style-name="P6" draw:layer="layout" svg:width="0.034cm" svg:height="0.076cm" svg:x="21.808cm" svg:y="19.565cm" svg:viewBox="0 0 35 77" draw:points="0,77 35,77 35,0 0,0">
          <text:p/>
        </draw:polygon>
        <draw:polygon draw:style-name="gr6" draw:text-style-name="P6" draw:layer="layout" svg:width="0.719cm" svg:height="0.026cm" svg:x="21.842cm" svg:y="19.565cm" svg:viewBox="0 0 720 27" draw:points="0,27 720,27 720,0 0,0">
          <text:p/>
        </draw:polygon>
        <draw:polygon draw:style-name="gr6" draw:text-style-name="P6" draw:layer="layout" svg:width="0.034cm" svg:height="0.076cm" svg:x="22.561cm" svg:y="19.565cm" svg:viewBox="0 0 35 77" draw:points="0,77 35,77 35,0 0,0">
          <text:p/>
        </draw:polygon>
        <draw:polygon draw:style-name="gr6" draw:text-style-name="P6" draw:layer="layout" svg:width="0.034cm" svg:height="0.076cm" svg:x="26.457cm" svg:y="19.565cm" svg:viewBox="0 0 35 77" draw:points="0,77 35,77 35,0 0,0">
          <text:p/>
        </draw:polygon>
        <draw:polygon draw:style-name="gr6" draw:text-style-name="P6" draw:layer="layout" svg:width="0.034cm" svg:height="0.076cm" svg:x="26.703cm" svg:y="19.565cm" svg:viewBox="0 0 35 77" draw:points="0,77 35,77 35,0 0,0">
          <text:p/>
        </draw:polygon>
        <draw:polygon draw:style-name="gr6" draw:text-style-name="P6" draw:layer="layout" svg:width="0.034cm" svg:height="0.076cm" svg:x="26.982cm" svg:y="19.565cm" svg:viewBox="0 0 35 77" draw:points="0,77 35,77 35,0 0,0">
          <text:p/>
        </draw:polygon>
        <draw:polygon draw:style-name="gr6" draw:text-style-name="P6" draw:layer="layout" svg:width="0.034cm" svg:height="0.076cm" svg:x="27.261cm" svg:y="19.565cm" svg:viewBox="0 0 35 77" draw:points="0,77 35,77 35,0 0,0">
          <text:p/>
        </draw:polygon>
        <draw:polygon draw:style-name="gr6" draw:text-style-name="P6" draw:layer="layout" svg:width="0.034cm" svg:height="0.076cm" svg:x="28.439cm" svg:y="19.565cm" svg:viewBox="0 0 35 77" draw:points="0,77 35,77 35,0 0,0">
          <text:p/>
        </draw:polygon>
        <draw:polygon draw:style-name="gr6" draw:text-style-name="P6" draw:layer="layout" svg:width="0.076cm" svg:height="0.076cm" svg:x="29.379cm" svg:y="19.565cm" svg:viewBox="0 0 77 77" draw:points="0,77 77,77 77,0 0,0">
          <text:p/>
        </draw:polygon>
        <draw:polygon draw:style-name="gr6" draw:text-style-name="P6" draw:layer="layout" svg:width="0.076cm" svg:height="0.119cm" svg:x="0.245cm" svg:y="19.641cm" svg:viewBox="0 0 77 120" draw:points="0,120 77,120 77,0 0,0">
          <text:p/>
        </draw:polygon>
        <draw:polygon draw:style-name="gr6" draw:text-style-name="P6" draw:layer="layout" svg:width="0.033cm" svg:height="0.119cm" svg:x="19.276cm" svg:y="19.641cm" svg:viewBox="0 0 34 120" draw:points="0,120 34,120 34,0 0,0">
          <text:p/>
        </draw:polygon>
        <draw:polygon draw:style-name="gr6" draw:text-style-name="P6" draw:layer="layout" svg:width="0.034cm" svg:height="0.119cm" svg:x="19.987cm" svg:y="19.641cm" svg:viewBox="0 0 35 120" draw:points="0,120 35,120 35,0 0,0">
          <text:p/>
        </draw:polygon>
        <draw:polygon draw:style-name="gr6" draw:text-style-name="P6" draw:layer="layout" svg:width="0.034cm" svg:height="0.119cm" svg:x="21.358cm" svg:y="19.641cm" svg:viewBox="0 0 35 120" draw:points="0,120 35,120 35,0 0,0">
          <text:p/>
        </draw:polygon>
        <draw:polygon draw:style-name="gr6" draw:text-style-name="P6" draw:layer="layout" svg:width="0.034cm" svg:height="0.119cm" svg:x="21.808cm" svg:y="19.641cm" svg:viewBox="0 0 35 120" draw:points="0,120 35,120 35,0 0,0">
          <text:p/>
        </draw:polygon>
        <draw:polygon draw:style-name="gr6" draw:text-style-name="P6" draw:layer="layout" svg:width="0.034cm" svg:height="0.119cm" svg:x="22.561cm" svg:y="19.641cm" svg:viewBox="0 0 35 120" draw:points="0,120 35,120 35,0 0,0">
          <text:p/>
        </draw:polygon>
        <draw:polygon draw:style-name="gr6" draw:text-style-name="P6" draw:layer="layout" svg:width="0.034cm" svg:height="0.119cm" svg:x="26.457cm" svg:y="19.641cm" svg:viewBox="0 0 35 120" draw:points="0,120 35,120 35,0 0,0">
          <text:p/>
        </draw:polygon>
        <draw:polygon draw:style-name="gr6" draw:text-style-name="P6" draw:layer="layout" svg:width="0.034cm" svg:height="0.119cm" svg:x="26.703cm" svg:y="19.641cm" svg:viewBox="0 0 35 120" draw:points="0,120 35,120 35,0 0,0">
          <text:p/>
        </draw:polygon>
        <draw:polygon draw:style-name="gr6" draw:text-style-name="P6" draw:layer="layout" svg:width="0.034cm" svg:height="0.119cm" svg:x="26.982cm" svg:y="19.641cm" svg:viewBox="0 0 35 120" draw:points="0,120 35,120 35,0 0,0">
          <text:p/>
        </draw:polygon>
        <draw:polygon draw:style-name="gr6" draw:text-style-name="P6" draw:layer="layout" svg:width="0.034cm" svg:height="0.119cm" svg:x="27.261cm" svg:y="19.641cm" svg:viewBox="0 0 35 120" draw:points="0,120 35,120 35,0 0,0">
          <text:p/>
        </draw:polygon>
        <draw:polygon draw:style-name="gr6" draw:text-style-name="P6" draw:layer="layout" svg:width="0.034cm" svg:height="0.119cm" svg:x="28.439cm" svg:y="19.641cm" svg:viewBox="0 0 35 120" draw:points="0,120 35,120 35,0 0,0">
          <text:p/>
        </draw:polygon>
        <draw:polygon draw:style-name="gr6" draw:text-style-name="P6" draw:layer="layout" svg:width="0.076cm" svg:height="0.119cm" svg:x="29.379cm" svg:y="19.641cm" svg:viewBox="0 0 77 120" draw:points="0,120 77,120 77,0 0,0">
          <text:p/>
        </draw:polygon>
        <draw:frame draw:style-name="gr26" draw:text-style-name="P19" draw:layer="layout" svg:width="0.61cm" svg:height="0.183cm" svg:x="21.907cm" svg:y="19.61cm">
          <draw:text-box>
            <text:p text:style-name="P2"><text:span text:style-name="T11">16.06 </text:span></text:p>
          </draw:text-box>
        </draw:frame>
        <draw:frame draw:style-name="gr29" draw:text-style-name="P16" draw:layer="layout" svg:width="0.523cm" svg:height="0.149cm" svg:x="19.369cm" svg:y="19.856cm">
          <draw:text-box>
            <text:p text:style-name="P2"><text:span text:style-name="T12">Т.Контр</text:span></text:p>
          </draw:text-box>
        </draw:frame>
        <draw:frame draw:style-name="gr30" draw:text-style-name="P12" draw:layer="layout" svg:width="0.177cm" svg:height="0.183cm" svg:x="19.886cm" svg:y="19.83cm">
          <draw:text-box>
            <text:p text:style-name="P2"><text:span text:style-name="T11">. </text:span></text:p>
          </draw:text-box>
        </draw:frame>
        <draw:frame draw:style-name="gr9" draw:text-style-name="P9" draw:layer="layout" svg:width="0.067cm" svg:height="0.073cm" svg:x="20.03cm" svg:y="19.844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393cm" svg:y="19.844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851cm" svg:y="19.844cm">
          <draw:text-box>
            <text:p text:style-name="P2"><text:span text:style-name="T6"><text:s/></text:span></text:p>
          </draw:text-box>
        </draw:frame>
        <draw:frame draw:style-name="gr31" draw:text-style-name="P16" draw:layer="layout" svg:width="0.205cm" svg:height="0.149cm" svg:x="26.661cm" svg:y="19.847cm">
          <draw:text-box>
            <text:p text:style-name="P2"><text:span text:style-name="T17"><text:s text:c="6"/></text:span></text:p>
          </draw:text-box>
        </draw:frame>
        <draw:frame draw:style-name="gr32" draw:text-style-name="P11" draw:layer="layout" svg:width="0.616cm" svg:height="0.217cm" svg:x="26.864cm" svg:y="19.796cm">
          <draw:text-box>
            <text:p text:style-name="P2"><text:span text:style-name="T18">Лист 1 </text:span></text:p>
          </draw:text-box>
        </draw:frame>
        <draw:frame draw:style-name="gr33" draw:text-style-name="P16" draw:layer="layout" svg:width="0.544cm" svg:height="0.149cm" svg:x="27.686cm" svg:y="19.847cm">
          <draw:text-box>
            <text:p text:style-name="P2"><text:span text:style-name="T17"><text:s text:c="16"/></text:span></text:p>
          </draw:text-box>
        </draw:frame>
        <draw:polygon draw:style-name="gr6" draw:text-style-name="P6" draw:layer="layout" svg:width="0.076cm" svg:height="0.076cm" svg:x="0.245cm" svg:y="19.76cm" svg:viewBox="0 0 77 77" draw:points="0,77 77,77 77,0 0,0">
          <text:p/>
        </draw:polygon>
        <draw:polygon draw:style-name="gr6" draw:text-style-name="P6" draw:layer="layout" svg:width="0.033cm" svg:height="0.076cm" svg:x="19.276cm" svg:y="19.76cm" svg:viewBox="0 0 34 77" draw:points="0,77 34,77 34,0 0,0">
          <text:p/>
        </draw:polygon>
        <draw:polygon draw:style-name="gr6" draw:text-style-name="P6" draw:layer="layout" svg:width="0.678cm" svg:height="0.025cm" svg:x="19.309cm" svg:y="19.76cm" svg:viewBox="0 0 679 26" draw:points="0,26 679,26 679,0 0,0">
          <text:p/>
        </draw:polygon>
        <draw:polygon draw:style-name="gr6" draw:text-style-name="P6" draw:layer="layout" svg:width="0.034cm" svg:height="0.076cm" svg:x="19.987cm" svg:y="19.76cm" svg:viewBox="0 0 35 77" draw:points="0,77 35,77 35,0 0,0">
          <text:p/>
        </draw:polygon>
        <draw:polygon draw:style-name="gr6" draw:text-style-name="P6" draw:layer="layout" svg:width="1.337cm" svg:height="0.025cm" svg:x="20.021cm" svg:y="19.76cm" svg:viewBox="0 0 1338 26" draw:points="0,26 1338,26 1338,0 0,0">
          <text:p/>
        </draw:polygon>
        <draw:polygon draw:style-name="gr6" draw:text-style-name="P6" draw:layer="layout" svg:width="0.034cm" svg:height="0.076cm" svg:x="21.358cm" svg:y="19.76cm" svg:viewBox="0 0 35 77" draw:points="0,77 35,77 35,0 0,0">
          <text:p/>
        </draw:polygon>
        <draw:polygon draw:style-name="gr6" draw:text-style-name="P6" draw:layer="layout" svg:width="0.416cm" svg:height="0.025cm" svg:x="21.392cm" svg:y="19.76cm" svg:viewBox="0 0 417 26" draw:points="0,26 417,26 417,0 0,0">
          <text:p/>
        </draw:polygon>
        <draw:polygon draw:style-name="gr6" draw:text-style-name="P6" draw:layer="layout" svg:width="0.034cm" svg:height="0.076cm" svg:x="21.808cm" svg:y="19.76cm" svg:viewBox="0 0 35 77" draw:points="0,77 35,77 35,0 0,0">
          <text:p/>
        </draw:polygon>
        <draw:polygon draw:style-name="gr6" draw:text-style-name="P6" draw:layer="layout" svg:width="0.719cm" svg:height="0.025cm" svg:x="21.842cm" svg:y="19.76cm" svg:viewBox="0 0 720 26" draw:points="0,26 720,26 720,0 0,0">
          <text:p/>
        </draw:polygon>
        <draw:polygon draw:style-name="gr6" draw:text-style-name="P6" draw:layer="layout" svg:width="0.034cm" svg:height="0.076cm" svg:x="22.561cm" svg:y="19.76cm" svg:viewBox="0 0 35 77" draw:points="0,77 35,77 35,0 0,0">
          <text:p/>
        </draw:polygon>
        <draw:polygon draw:style-name="gr6" draw:text-style-name="P6" draw:layer="layout" svg:width="0.034cm" svg:height="0.076cm" svg:x="26.457cm" svg:y="19.76cm" svg:viewBox="0 0 35 77" draw:points="0,77 35,77 35,0 0,0">
          <text:p/>
        </draw:polygon>
        <draw:polygon draw:style-name="gr6" draw:text-style-name="P6" draw:layer="layout" svg:width="0.212cm" svg:height="0.034cm" svg:x="26.491cm" svg:y="19.76cm" svg:viewBox="0 0 213 35" draw:points="0,35 213,35 213,0 0,0">
          <text:p/>
        </draw:polygon>
        <draw:polygon draw:style-name="gr6" draw:text-style-name="P6" draw:layer="layout" svg:width="0.034cm" svg:height="0.034cm" svg:x="26.703cm" svg:y="19.76cm" svg:viewBox="0 0 35 35" draw:points="0,35 35,35 35,0 0,0">
          <text:p/>
        </draw:polygon>
        <draw:polygon draw:style-name="gr6" draw:text-style-name="P6" draw:layer="layout" svg:width="0.245cm" svg:height="0.034cm" svg:x="26.737cm" svg:y="19.76cm" svg:viewBox="0 0 246 35" draw:points="0,35 246,35 246,0 0,0">
          <text:p/>
        </draw:polygon>
        <draw:polygon draw:style-name="gr6" draw:text-style-name="P6" draw:layer="layout" svg:width="0.034cm" svg:height="0.034cm" svg:x="26.982cm" svg:y="19.76cm" svg:viewBox="0 0 35 35" draw:points="0,35 35,35 35,0 0,0">
          <text:p/>
        </draw:polygon>
        <draw:polygon draw:style-name="gr6" draw:text-style-name="P6" draw:layer="layout" svg:width="0.245cm" svg:height="0.034cm" svg:x="27.016cm" svg:y="19.76cm" svg:viewBox="0 0 246 35" draw:points="0,35 246,35 246,0 0,0">
          <text:p/>
        </draw:polygon>
        <draw:polygon draw:style-name="gr6" draw:text-style-name="P6" draw:layer="layout" svg:width="0.034cm" svg:height="0.034cm" svg:x="27.261cm" svg:y="19.76cm" svg:viewBox="0 0 35 35" draw:points="0,35 35,35 35,0 0,0">
          <text:p/>
        </draw:polygon>
        <draw:polygon draw:style-name="gr6" draw:text-style-name="P6" draw:layer="layout" svg:width="0.237cm" svg:height="0.034cm" svg:x="27.295cm" svg:y="19.76cm" svg:viewBox="0 0 238 35" draw:points="0,35 238,35 238,0 0,0">
          <text:p/>
        </draw:polygon>
        <draw:polygon draw:style-name="gr6" draw:text-style-name="P6" draw:layer="layout" svg:width="0.034cm" svg:height="0.042cm" svg:x="27.532cm" svg:y="19.794cm" svg:viewBox="0 0 35 43" draw:points="0,43 35,43 35,0 0,0">
          <text:p/>
        </draw:polygon>
        <draw:polygon draw:style-name="gr6" draw:text-style-name="P6" draw:layer="layout" svg:width="0.034cm" svg:height="0.034cm" svg:x="27.532cm" svg:y="19.76cm" svg:viewBox="0 0 35 35" draw:points="0,35 35,35 35,0 0,0">
          <text:p/>
        </draw:polygon>
        <draw:polygon draw:style-name="gr6" draw:text-style-name="P6" draw:layer="layout" svg:width="0.873cm" svg:height="0.034cm" svg:x="27.566cm" svg:y="19.76cm" svg:viewBox="0 0 874 35" draw:points="0,35 874,35 874,0 0,0">
          <text:p/>
        </draw:polygon>
        <draw:polygon draw:style-name="gr6" draw:text-style-name="P6" draw:layer="layout" svg:width="0.034cm" svg:height="0.034cm" svg:x="28.439cm" svg:y="19.76cm" svg:viewBox="0 0 35 35" draw:points="0,35 35,35 35,0 0,0">
          <text:p/>
        </draw:polygon>
        <draw:polygon draw:style-name="gr6" draw:text-style-name="P6" draw:layer="layout" svg:width="0.906cm" svg:height="0.034cm" svg:x="28.473cm" svg:y="19.76cm" svg:viewBox="0 0 907 35" draw:points="0,35 907,35 907,0 0,0">
          <text:p/>
        </draw:polygon>
        <draw:polygon draw:style-name="gr6" draw:text-style-name="P6" draw:layer="layout" svg:width="0.076cm" svg:height="0.076cm" svg:x="29.379cm" svg:y="19.76cm" svg:viewBox="0 0 77 77" draw:points="0,77 77,77 77,0 0,0">
          <text:p/>
        </draw:polygon>
        <draw:polygon draw:style-name="gr6" draw:text-style-name="P6" draw:layer="layout" svg:width="0.076cm" svg:height="0.186cm" svg:x="0.245cm" svg:y="19.836cm" svg:viewBox="0 0 77 187" draw:points="0,187 77,187 77,0 0,0">
          <text:p/>
        </draw:polygon>
        <draw:polygon draw:style-name="gr6" draw:text-style-name="P6" draw:layer="layout" svg:width="0.033cm" svg:height="0.186cm" svg:x="19.276cm" svg:y="19.836cm" svg:viewBox="0 0 34 187" draw:points="0,187 34,187 34,0 0,0">
          <text:p/>
        </draw:polygon>
        <draw:polygon draw:style-name="gr6" draw:text-style-name="P6" draw:layer="layout" svg:width="0.034cm" svg:height="0.186cm" svg:x="19.987cm" svg:y="19.836cm" svg:viewBox="0 0 35 187" draw:points="0,187 35,187 35,0 0,0">
          <text:p/>
        </draw:polygon>
        <draw:polygon draw:style-name="gr6" draw:text-style-name="P6" draw:layer="layout" svg:width="0.034cm" svg:height="0.186cm" svg:x="21.358cm" svg:y="19.836cm" svg:viewBox="0 0 35 187" draw:points="0,187 35,187 35,0 0,0">
          <text:p/>
        </draw:polygon>
        <draw:polygon draw:style-name="gr6" draw:text-style-name="P6" draw:layer="layout" svg:width="0.034cm" svg:height="0.186cm" svg:x="21.808cm" svg:y="19.836cm" svg:viewBox="0 0 35 187" draw:points="0,187 35,187 35,0 0,0">
          <text:p/>
        </draw:polygon>
        <draw:polygon draw:style-name="gr6" draw:text-style-name="P6" draw:layer="layout" svg:width="0.034cm" svg:height="0.186cm" svg:x="22.561cm" svg:y="19.836cm" svg:viewBox="0 0 35 187" draw:points="0,187 35,187 35,0 0,0">
          <text:p/>
        </draw:polygon>
        <draw:polygon draw:style-name="gr6" draw:text-style-name="P6" draw:layer="layout" svg:width="0.034cm" svg:height="0.186cm" svg:x="26.457cm" svg:y="19.836cm" svg:viewBox="0 0 35 187" draw:points="0,187 35,187 35,0 0,0">
          <text:p/>
        </draw:polygon>
        <draw:polygon draw:style-name="gr6" draw:text-style-name="P6" draw:layer="layout" svg:width="0.034cm" svg:height="0.186cm" svg:x="27.532cm" svg:y="19.836cm" svg:viewBox="0 0 35 187" draw:points="0,187 35,187 35,0 0,0">
          <text:p/>
        </draw:polygon>
        <draw:polygon draw:style-name="gr6" draw:text-style-name="P6" draw:layer="layout" svg:width="0.076cm" svg:height="0.186cm" svg:x="29.379cm" svg:y="19.836cm" svg:viewBox="0 0 77 187" draw:points="0,187 77,187 77,0 0,0">
          <text:p/>
        </draw:polygon>
        <draw:frame draw:style-name="gr34" draw:text-style-name="P11" draw:layer="layout" svg:width="0.828cm" svg:height="0.217cm" svg:x="28.202cm" svg:y="19.796cm">
          <draw:text-box>
            <text:p text:style-name="P2"><text:span text:style-name="T18">Листов 1 </text:span></text:p>
          </draw:text-box>
        </draw:frame>
        <draw:frame draw:style-name="gr35" draw:text-style-name="P16" draw:layer="layout" svg:width="0.612cm" svg:height="0.149cm" svg:x="19.378cm" svg:y="20.084cm">
          <draw:text-box>
            <text:p text:style-name="P2"><text:span text:style-name="T12">Н.Контр. </text:span></text:p>
          </draw:text-box>
        </draw:frame>
        <draw:frame draw:style-name="gr36" draw:text-style-name="P18" draw:layer="layout" svg:width="0.751cm" svg:height="0.166cm" svg:x="20.131cm" svg:y="20.072cm">
          <draw:text-box>
            <text:p text:style-name="P2"><text:span text:style-name="T16">Е.В. Алова </text:span></text:p>
          </draw:text-box>
        </draw:frame>
        <draw:frame draw:style-name="gr11" draw:text-style-name="P10" draw:layer="layout" svg:width="0.033cm" svg:height="0.039cm" svg:x="21.393cm" svg:y="20.094cm">
          <draw:text-box>
            <text:p text:style-name="P2"><text:span text:style-name="T8"><text:s/></text:span></text:p>
          </draw:text-box>
        </draw:frame>
        <draw:frame draw:style-name="gr26" draw:text-style-name="P19" draw:layer="layout" svg:width="0.61cm" svg:height="0.183cm" svg:x="21.907cm" svg:y="20.059cm">
          <draw:text-box>
            <text:p text:style-name="P2"><text:span text:style-name="T11">17.06 </text:span></text:p>
          </draw:text-box>
        </draw:frame>
        <draw:frame draw:style-name="gr8" draw:text-style-name="P8" draw:layer="layout" svg:width="0.355cm" svg:height="0.395cm" svg:x="22.596cm" svg:y="20.096cm">
          <draw:text-box>
            <text:p text:style-name="P2"><text:span text:style-name="T5"><text:s/></text:span></text:p>
          </draw:text-box>
        </draw:frame>
        <draw:frame draw:style-name="gr37" draw:text-style-name="P8" draw:layer="layout" svg:width="2.076cm" svg:height="0.357cm" svg:x="27.033cm" svg:y="20.087cm">
          <draw:text-box>
            <text:p text:style-name="P2"><text:span text:style-name="T19">УО ГТЭК П-41 </text:span></text:p>
          </draw:text-box>
        </draw:frame>
        <draw:polygon draw:style-name="gr6" draw:text-style-name="P6" draw:layer="layout" svg:width="0.076cm" svg:height="0.077cm" svg:x="0.245cm" svg:y="20.022cm" svg:viewBox="0 0 77 78" draw:points="0,78 77,78 77,0 0,0">
          <text:p/>
        </draw:polygon>
        <draw:polygon draw:style-name="gr6" draw:text-style-name="P6" draw:layer="layout" svg:width="0.033cm" svg:height="0.077cm" svg:x="19.276cm" svg:y="20.022cm" svg:viewBox="0 0 34 78" draw:points="0,78 34,78 34,0 0,0">
          <text:p/>
        </draw:polygon>
        <draw:polygon draw:style-name="gr6" draw:text-style-name="P6" draw:layer="layout" svg:width="0.678cm" svg:height="0.026cm" svg:x="19.309cm" svg:y="20.022cm" svg:viewBox="0 0 679 27" draw:points="0,27 679,27 679,0 0,0">
          <text:p/>
        </draw:polygon>
        <draw:polygon draw:style-name="gr6" draw:text-style-name="P6" draw:layer="layout" svg:width="0.034cm" svg:height="0.077cm" svg:x="19.987cm" svg:y="20.022cm" svg:viewBox="0 0 35 78" draw:points="0,78 35,78 35,0 0,0">
          <text:p/>
        </draw:polygon>
        <draw:polygon draw:style-name="gr6" draw:text-style-name="P6" draw:layer="layout" svg:width="1.337cm" svg:height="0.026cm" svg:x="20.021cm" svg:y="20.022cm" svg:viewBox="0 0 1338 27" draw:points="0,27 1338,27 1338,0 0,0">
          <text:p/>
        </draw:polygon>
        <draw:polygon draw:style-name="gr6" draw:text-style-name="P6" draw:layer="layout" svg:width="0.034cm" svg:height="0.077cm" svg:x="21.358cm" svg:y="20.022cm" svg:viewBox="0 0 35 78" draw:points="0,78 35,78 35,0 0,0">
          <text:p/>
        </draw:polygon>
        <draw:polygon draw:style-name="gr6" draw:text-style-name="P6" draw:layer="layout" svg:width="0.416cm" svg:height="0.026cm" svg:x="21.392cm" svg:y="20.022cm" svg:viewBox="0 0 417 27" draw:points="0,27 417,27 417,0 0,0">
          <text:p/>
        </draw:polygon>
        <draw:polygon draw:style-name="gr6" draw:text-style-name="P6" draw:layer="layout" svg:width="0.034cm" svg:height="0.077cm" svg:x="21.808cm" svg:y="20.022cm" svg:viewBox="0 0 35 78" draw:points="0,78 35,78 35,0 0,0">
          <text:p/>
        </draw:polygon>
        <draw:polygon draw:style-name="gr6" draw:text-style-name="P6" draw:layer="layout" svg:width="0.719cm" svg:height="0.026cm" svg:x="21.842cm" svg:y="20.022cm" svg:viewBox="0 0 720 27" draw:points="0,27 720,27 720,0 0,0">
          <text:p/>
        </draw:polygon>
        <draw:polygon draw:style-name="gr6" draw:text-style-name="P6" draw:layer="layout" svg:width="0.034cm" svg:height="0.077cm" svg:x="22.561cm" svg:y="20.022cm" svg:viewBox="0 0 35 78" draw:points="0,78 35,78 35,0 0,0">
          <text:p/>
        </draw:polygon>
        <draw:polygon draw:style-name="gr6" draw:text-style-name="P6" draw:layer="layout" svg:width="3.862cm" svg:height="0.034cm" svg:x="22.595cm" svg:y="20.022cm" svg:viewBox="0 0 3863 35" draw:points="0,35 3863,35 3863,0 0,0">
          <text:p/>
        </draw:polygon>
        <draw:polygon draw:style-name="gr6" draw:text-style-name="P6" draw:layer="layout" svg:width="0.034cm" svg:height="0.077cm" svg:x="26.457cm" svg:y="20.022cm" svg:viewBox="0 0 35 78" draw:points="0,78 35,78 35,0 0,0">
          <text:p/>
        </draw:polygon>
        <draw:polygon draw:style-name="gr6" draw:text-style-name="P6" draw:layer="layout" svg:width="1.041cm" svg:height="0.034cm" svg:x="26.491cm" svg:y="20.022cm" svg:viewBox="0 0 1042 35" draw:points="0,35 1042,35 1042,0 0,0">
          <text:p/>
        </draw:polygon>
        <draw:polygon draw:style-name="gr6" draw:text-style-name="P6" draw:layer="layout" svg:width="0.034cm" svg:height="0.034cm" svg:x="27.532cm" svg:y="20.022cm" svg:viewBox="0 0 35 35" draw:points="0,35 35,35 35,0 0,0">
          <text:p/>
        </draw:polygon>
        <draw:polygon draw:style-name="gr6" draw:text-style-name="P6" draw:layer="layout" svg:width="1.813cm" svg:height="0.034cm" svg:x="27.566cm" svg:y="20.022cm" svg:viewBox="0 0 1814 35" draw:points="0,35 1814,35 1814,0 0,0">
          <text:p/>
        </draw:polygon>
        <draw:polygon draw:style-name="gr6" draw:text-style-name="P6" draw:layer="layout" svg:width="0.076cm" svg:height="0.077cm" svg:x="29.379cm" svg:y="20.022cm" svg:viewBox="0 0 77 78" draw:points="0,78 77,78 77,0 0,0">
          <text:p/>
        </draw:polygon>
        <draw:polygon draw:style-name="gr6" draw:text-style-name="P6" draw:layer="layout" svg:width="0.076cm" svg:height="0.144cm" svg:x="0.245cm" svg:y="20.099cm" svg:viewBox="0 0 77 145" draw:points="0,145 77,145 77,0 0,0">
          <text:p/>
        </draw:polygon>
        <draw:polygon draw:style-name="gr6" draw:text-style-name="P6" draw:layer="layout" svg:width="0.033cm" svg:height="0.144cm" svg:x="19.276cm" svg:y="20.099cm" svg:viewBox="0 0 34 145" draw:points="0,145 34,145 34,0 0,0">
          <text:p/>
        </draw:polygon>
        <draw:polygon draw:style-name="gr6" draw:text-style-name="P6" draw:layer="layout" svg:width="0.034cm" svg:height="0.144cm" svg:x="19.987cm" svg:y="20.099cm" svg:viewBox="0 0 35 145" draw:points="0,145 35,145 35,0 0,0">
          <text:p/>
        </draw:polygon>
        <draw:polygon draw:style-name="gr6" draw:text-style-name="P6" draw:layer="layout" svg:width="0.034cm" svg:height="0.144cm" svg:x="21.358cm" svg:y="20.099cm" svg:viewBox="0 0 35 145" draw:points="0,145 35,145 35,0 0,0">
          <text:p/>
        </draw:polygon>
        <draw:polygon draw:style-name="gr6" draw:text-style-name="P6" draw:layer="layout" svg:width="0.034cm" svg:height="0.144cm" svg:x="21.808cm" svg:y="20.099cm" svg:viewBox="0 0 35 145" draw:points="0,145 35,145 35,0 0,0">
          <text:p/>
        </draw:polygon>
        <draw:polygon draw:style-name="gr6" draw:text-style-name="P6" draw:layer="layout" svg:width="0.034cm" svg:height="0.144cm" svg:x="22.561cm" svg:y="20.099cm" svg:viewBox="0 0 35 145" draw:points="0,145 35,145 35,0 0,0">
          <text:p/>
        </draw:polygon>
        <draw:polygon draw:style-name="gr6" draw:text-style-name="P6" draw:layer="layout" svg:width="0.034cm" svg:height="0.144cm" svg:x="26.457cm" svg:y="20.099cm" svg:viewBox="0 0 35 145" draw:points="0,145 35,145 35,0 0,0">
          <text:p/>
        </draw:polygon>
        <draw:polygon draw:style-name="gr6" draw:text-style-name="P6" draw:layer="layout" svg:width="0.076cm" svg:height="0.144cm" svg:x="29.379cm" svg:y="20.099cm" svg:viewBox="0 0 77 145" draw:points="0,145 77,145 77,0 0,0">
          <text:p/>
        </draw:polygon>
        <draw:frame draw:style-name="gr38" draw:text-style-name="P15" draw:layer="layout" svg:width="1.255cm" svg:height="0.285cm" svg:x="27.279cm" svg:y="20.458cm">
          <draw:text-box>
            <text:p text:style-name="P2"><text:span text:style-name="T20">2-40 01 01 </text:span></text:p>
          </draw:text-box>
        </draw:frame>
        <draw:frame draw:style-name="gr39" draw:text-style-name="P16" draw:layer="layout" svg:width="0.497cm" svg:height="0.149cm" svg:x="19.369cm" svg:y="20.305cm">
          <draw:text-box>
            <text:p text:style-name="P2"><text:span text:style-name="T12">Реценз. </text:span></text:p>
          </draw:text-box>
        </draw:frame>
        <draw:frame draw:style-name="gr40" draw:text-style-name="P18" draw:layer="layout" svg:width="0.942cm" svg:height="0.166cm" svg:x="20.106cm" svg:y="20.292cm">
          <draw:text-box>
            <text:p text:style-name="P2"><text:span text:style-name="T16">А.Г. Лучшева</text:span></text:p>
          </draw:text-box>
        </draw:frame>
        <draw:frame draw:style-name="gr9" draw:text-style-name="P9" draw:layer="layout" svg:width="0.067cm" svg:height="0.073cm" svg:x="21.393cm" svg:y="20.319cm">
          <draw:text-box>
            <text:p text:style-name="P2"><text:span text:style-name="T6"><text:s/></text:span></text:p>
          </draw:text-box>
        </draw:frame>
        <draw:polygon draw:style-name="gr6" draw:text-style-name="P6" draw:layer="layout" svg:width="0.076cm" svg:height="0.077cm" svg:x="0.245cm" svg:y="20.243cm" svg:viewBox="0 0 77 78" draw:points="0,78 77,78 77,0 0,0">
          <text:p/>
        </draw:polygon>
        <draw:polygon draw:style-name="gr6" draw:text-style-name="P6" draw:layer="layout" svg:width="0.033cm" svg:height="0.077cm" svg:x="19.276cm" svg:y="20.243cm" svg:viewBox="0 0 34 78" draw:points="0,78 34,78 34,0 0,0">
          <text:p/>
        </draw:polygon>
        <draw:polygon draw:style-name="gr6" draw:text-style-name="P6" draw:layer="layout" svg:width="0.678cm" svg:height="0.026cm" svg:x="19.309cm" svg:y="20.243cm" svg:viewBox="0 0 679 27" draw:points="0,27 679,27 679,0 0,0">
          <text:p/>
        </draw:polygon>
        <draw:polygon draw:style-name="gr6" draw:text-style-name="P6" draw:layer="layout" svg:width="0.034cm" svg:height="0.077cm" svg:x="19.987cm" svg:y="20.243cm" svg:viewBox="0 0 35 78" draw:points="0,78 35,78 35,0 0,0">
          <text:p/>
        </draw:polygon>
        <draw:polygon draw:style-name="gr6" draw:text-style-name="P6" draw:layer="layout" svg:width="1.337cm" svg:height="0.026cm" svg:x="20.021cm" svg:y="20.243cm" svg:viewBox="0 0 1338 27" draw:points="0,27 1338,27 1338,0 0,0">
          <text:p/>
        </draw:polygon>
        <draw:polygon draw:style-name="gr6" draw:text-style-name="P6" draw:layer="layout" svg:width="0.034cm" svg:height="0.077cm" svg:x="21.358cm" svg:y="20.243cm" svg:viewBox="0 0 35 78" draw:points="0,78 35,78 35,0 0,0">
          <text:p/>
        </draw:polygon>
        <draw:polygon draw:style-name="gr6" draw:text-style-name="P6" draw:layer="layout" svg:width="0.416cm" svg:height="0.026cm" svg:x="21.392cm" svg:y="20.243cm" svg:viewBox="0 0 417 27" draw:points="0,27 417,27 417,0 0,0">
          <text:p/>
        </draw:polygon>
        <draw:polygon draw:style-name="gr6" draw:text-style-name="P6" draw:layer="layout" svg:width="0.034cm" svg:height="0.077cm" svg:x="21.808cm" svg:y="20.243cm" svg:viewBox="0 0 35 78" draw:points="0,78 35,78 35,0 0,0">
          <text:p/>
        </draw:polygon>
        <draw:polygon draw:style-name="gr6" draw:text-style-name="P6" draw:layer="layout" svg:width="0.719cm" svg:height="0.026cm" svg:x="21.842cm" svg:y="20.243cm" svg:viewBox="0 0 720 27" draw:points="0,27 720,27 720,0 0,0">
          <text:p/>
        </draw:polygon>
        <draw:polygon draw:style-name="gr6" draw:text-style-name="P6" draw:layer="layout" svg:width="0.034cm" svg:height="0.077cm" svg:x="22.561cm" svg:y="20.243cm" svg:viewBox="0 0 35 78" draw:points="0,78 35,78 35,0 0,0">
          <text:p/>
        </draw:polygon>
        <draw:polygon draw:style-name="gr6" draw:text-style-name="P6" draw:layer="layout" svg:width="0.034cm" svg:height="0.077cm" svg:x="26.457cm" svg:y="20.243cm" svg:viewBox="0 0 35 78" draw:points="0,78 35,78 35,0 0,0">
          <text:p/>
        </draw:polygon>
        <draw:polygon draw:style-name="gr6" draw:text-style-name="P6" draw:layer="layout" svg:width="0.076cm" svg:height="0.077cm" svg:x="29.379cm" svg:y="20.243cm" svg:viewBox="0 0 77 78" draw:points="0,78 77,78 77,0 0,0">
          <text:p/>
        </draw:polygon>
        <draw:polygon draw:style-name="gr6" draw:text-style-name="P6" draw:layer="layout" svg:width="0.076cm" svg:height="0.16cm" svg:x="0.245cm" svg:y="20.32cm" svg:viewBox="0 0 77 161" draw:points="0,161 77,161 77,0 0,0">
          <text:p/>
        </draw:polygon>
        <draw:polygon draw:style-name="gr6" draw:text-style-name="P6" draw:layer="layout" svg:width="0.033cm" svg:height="0.16cm" svg:x="19.276cm" svg:y="20.32cm" svg:viewBox="0 0 34 161" draw:points="0,161 34,161 34,0 0,0">
          <text:p/>
        </draw:polygon>
        <draw:polygon draw:style-name="gr6" draw:text-style-name="P6" draw:layer="layout" svg:width="0.034cm" svg:height="0.16cm" svg:x="19.987cm" svg:y="20.32cm" svg:viewBox="0 0 35 161" draw:points="0,161 35,161 35,0 0,0">
          <text:p/>
        </draw:polygon>
        <draw:polygon draw:style-name="gr6" draw:text-style-name="P6" draw:layer="layout" svg:width="0.034cm" svg:height="0.16cm" svg:x="21.358cm" svg:y="20.32cm" svg:viewBox="0 0 35 161" draw:points="0,161 35,161 35,0 0,0">
          <text:p/>
        </draw:polygon>
        <draw:polygon draw:style-name="gr6" draw:text-style-name="P6" draw:layer="layout" svg:width="0.034cm" svg:height="0.16cm" svg:x="21.808cm" svg:y="20.32cm" svg:viewBox="0 0 35 161" draw:points="0,161 35,161 35,0 0,0">
          <text:p/>
        </draw:polygon>
        <draw:polygon draw:style-name="gr6" draw:text-style-name="P6" draw:layer="layout" svg:width="0.034cm" svg:height="0.16cm" svg:x="22.561cm" svg:y="20.32cm" svg:viewBox="0 0 35 161" draw:points="0,161 35,161 35,0 0,0">
          <text:p/>
        </draw:polygon>
        <draw:polygon draw:style-name="gr6" draw:text-style-name="P6" draw:layer="layout" svg:width="0.034cm" svg:height="0.16cm" svg:x="26.457cm" svg:y="20.32cm" svg:viewBox="0 0 35 161" draw:points="0,161 35,161 35,0 0,0">
          <text:p/>
        </draw:polygon>
        <draw:polygon draw:style-name="gr6" draw:text-style-name="P6" draw:layer="layout" svg:width="0.076cm" svg:height="0.16cm" svg:x="29.379cm" svg:y="20.32cm" svg:viewBox="0 0 77 161" draw:points="0,161 77,161 77,0 0,0">
          <text:p/>
        </draw:polygon>
        <draw:frame draw:style-name="gr41" draw:text-style-name="P19" draw:layer="layout" svg:width="0.585cm" svg:height="0.183cm" svg:x="21.907cm" svg:y="20.28cm">
          <draw:text-box>
            <text:p text:style-name="P2"><text:span text:style-name="T11">19.06 </text:span></text:p>
          </draw:text-box>
        </draw:frame>
        <draw:frame draw:style-name="gr42" draw:text-style-name="P16" draw:layer="layout" svg:width="0.548cm" svg:height="0.149cm" svg:x="19.369cm" svg:y="20.585cm">
          <draw:text-box>
            <text:p text:style-name="P2"><text:span text:style-name="T12">Утверд. </text:span></text:p>
          </draw:text-box>
        </draw:frame>
        <draw:frame draw:style-name="gr43" draw:text-style-name="P16" draw:layer="layout" svg:width="0.127cm" svg:height="0.149cm" svg:x="20.114cm" svg:y="20.458cm">
          <draw:text-box>
            <text:p text:style-name="P2"><text:span text:style-name="T21">.</text:span></text:p>
          </draw:text-box>
        </draw:frame>
        <draw:frame draw:style-name="gr44" draw:text-style-name="P16" draw:layer="layout" svg:width="0.143cm" svg:height="0.149cm" svg:x="20.148cm" svg:y="20.458cm">
          <draw:text-box>
            <text:p text:style-name="P2"><text:span text:style-name="T12"><text:s/></text:span></text:p>
          </draw:text-box>
        </draw:frame>
        <draw:frame draw:style-name="gr45" draw:text-style-name="P18" draw:layer="layout" svg:width="0.819cm" svg:height="0.166cm" svg:x="20.106cm" svg:y="20.563cm">
          <draw:text-box>
            <text:p text:style-name="P2"><text:span text:style-name="T16">С.В. Сочнев </text:span></text:p>
          </draw:text-box>
        </draw:frame>
        <draw:frame draw:style-name="gr46" draw:text-style-name="P17" draw:layer="layout" svg:width="0.109cm" svg:height="0.124cm" svg:x="21.393cm" svg:y="20.561cm">
          <draw:text-box>
            <text:p text:style-name="P2"><text:span text:style-name="T22"><text:s/></text:span></text:p>
          </draw:text-box>
        </draw:frame>
        <draw:polygon draw:style-name="gr6" draw:text-style-name="P6" draw:layer="layout" svg:width="0.076cm" svg:height="0.077cm" svg:x="0.245cm" svg:y="20.48cm" svg:viewBox="0 0 77 78" draw:points="0,78 77,78 77,0 0,0">
          <text:p/>
        </draw:polygon>
        <draw:polygon draw:style-name="gr6" draw:text-style-name="P6" draw:layer="layout" svg:width="0.033cm" svg:height="0.077cm" svg:x="19.276cm" svg:y="20.48cm" svg:viewBox="0 0 34 78" draw:points="0,78 34,78 34,0 0,0">
          <text:p/>
        </draw:polygon>
        <draw:polygon draw:style-name="gr6" draw:text-style-name="P6" draw:layer="layout" svg:width="0.678cm" svg:height="0.026cm" svg:x="19.309cm" svg:y="20.48cm" svg:viewBox="0 0 679 27" draw:points="0,27 679,27 679,0 0,0">
          <text:p/>
        </draw:polygon>
        <draw:polygon draw:style-name="gr6" draw:text-style-name="P6" draw:layer="layout" svg:width="0.034cm" svg:height="0.077cm" svg:x="19.987cm" svg:y="20.48cm" svg:viewBox="0 0 35 78" draw:points="0,78 35,78 35,0 0,0">
          <text:p/>
        </draw:polygon>
        <draw:polygon draw:style-name="gr6" draw:text-style-name="P6" draw:layer="layout" svg:width="1.337cm" svg:height="0.026cm" svg:x="20.021cm" svg:y="20.48cm" svg:viewBox="0 0 1338 27" draw:points="0,27 1338,27 1338,0 0,0">
          <text:p/>
        </draw:polygon>
        <draw:polygon draw:style-name="gr6" draw:text-style-name="P6" draw:layer="layout" svg:width="0.034cm" svg:height="0.077cm" svg:x="21.358cm" svg:y="20.48cm" svg:viewBox="0 0 35 78" draw:points="0,78 35,78 35,0 0,0">
          <text:p/>
        </draw:polygon>
        <draw:polygon draw:style-name="gr6" draw:text-style-name="P6" draw:layer="layout" svg:width="0.416cm" svg:height="0.026cm" svg:x="21.392cm" svg:y="20.48cm" svg:viewBox="0 0 417 27" draw:points="0,27 417,27 417,0 0,0">
          <text:p/>
        </draw:polygon>
        <draw:polygon draw:style-name="gr6" draw:text-style-name="P6" draw:layer="layout" svg:width="0.034cm" svg:height="0.077cm" svg:x="21.808cm" svg:y="20.48cm" svg:viewBox="0 0 35 78" draw:points="0,78 35,78 35,0 0,0">
          <text:p/>
        </draw:polygon>
        <draw:polygon draw:style-name="gr6" draw:text-style-name="P6" draw:layer="layout" svg:width="0.719cm" svg:height="0.026cm" svg:x="21.842cm" svg:y="20.48cm" svg:viewBox="0 0 720 27" draw:points="0,27 720,27 720,0 0,0">
          <text:p/>
        </draw:polygon>
        <draw:polygon draw:style-name="gr6" draw:text-style-name="P6" draw:layer="layout" svg:width="0.034cm" svg:height="0.077cm" svg:x="22.561cm" svg:y="20.48cm" svg:viewBox="0 0 35 78" draw:points="0,78 35,78 35,0 0,0">
          <text:p/>
        </draw:polygon>
        <draw:polygon draw:style-name="gr6" draw:text-style-name="P6" draw:layer="layout" svg:width="0.034cm" svg:height="0.077cm" svg:x="26.457cm" svg:y="20.48cm" svg:viewBox="0 0 35 78" draw:points="0,78 35,78 35,0 0,0">
          <text:p/>
        </draw:polygon>
        <draw:polygon draw:style-name="gr6" draw:text-style-name="P6" draw:layer="layout" svg:width="0.076cm" svg:height="0.077cm" svg:x="29.379cm" svg:y="20.48cm" svg:viewBox="0 0 77 78" draw:points="0,78 77,78 77,0 0,0">
          <text:p/>
        </draw:polygon>
        <draw:polygon draw:style-name="gr6" draw:text-style-name="P6" draw:layer="layout" svg:width="0.076cm" svg:height="0.228cm" svg:x="0.245cm" svg:y="20.557cm" svg:viewBox="0 0 77 229" draw:points="0,229 77,229 77,0 0,0">
          <text:p/>
        </draw:polygon>
        <draw:polygon draw:style-name="gr6" draw:text-style-name="P6" draw:layer="layout" svg:width="0.076cm" svg:height="0.076cm" svg:x="0.245cm" svg:y="20.785cm" svg:viewBox="0 0 77 77" draw:points="0,77 77,77 77,0 0,0">
          <text:p/>
        </draw:polygon>
        <draw:polygon draw:style-name="gr6" draw:text-style-name="P6" draw:layer="layout" svg:width="0.076cm" svg:height="0.076cm" svg:x="0.245cm" svg:y="20.785cm" svg:viewBox="0 0 77 77" draw:points="0,77 77,77 77,0 0,0">
          <text:p/>
        </draw:polygon>
        <draw:polygon draw:style-name="gr6" draw:text-style-name="P6" draw:layer="layout" svg:width="18.955cm" svg:height="0.076cm" svg:x="0.321cm" svg:y="20.785cm" svg:viewBox="0 0 18956 77" draw:points="0,77 18956,77 18956,0 0,0">
          <text:p/>
        </draw:polygon>
        <draw:polygon draw:style-name="gr6" draw:text-style-name="P6" draw:layer="layout" svg:width="0.033cm" svg:height="0.228cm" svg:x="19.276cm" svg:y="20.557cm" svg:viewBox="0 0 34 229" draw:points="0,229 34,229 34,0 0,0">
          <text:p/>
        </draw:polygon>
        <draw:polygon draw:style-name="gr6" draw:text-style-name="P6" draw:layer="layout" svg:width="0.076cm" svg:height="0.076cm" svg:x="19.276cm" svg:y="20.785cm" svg:viewBox="0 0 77 77" draw:points="0,77 77,77 77,0 0,0">
          <text:p/>
        </draw:polygon>
        <draw:polygon draw:style-name="gr6" draw:text-style-name="P6" draw:layer="layout" svg:width="0.635cm" svg:height="0.076cm" svg:x="19.352cm" svg:y="20.785cm" svg:viewBox="0 0 636 77" draw:points="0,77 636,77 636,0 0,0">
          <text:p/>
        </draw:polygon>
        <draw:polygon draw:style-name="gr6" draw:text-style-name="P6" draw:layer="layout" svg:width="0.034cm" svg:height="0.228cm" svg:x="19.987cm" svg:y="20.557cm" svg:viewBox="0 0 35 229" draw:points="0,229 35,229 35,0 0,0">
          <text:p/>
        </draw:polygon>
        <draw:polygon draw:style-name="gr6" draw:text-style-name="P6" draw:layer="layout" svg:width="0.076cm" svg:height="0.076cm" svg:x="19.987cm" svg:y="20.785cm" svg:viewBox="0 0 77 77" draw:points="0,77 77,77 77,0 0,0">
          <text:p/>
        </draw:polygon>
        <draw:polygon draw:style-name="gr6" draw:text-style-name="P6" draw:layer="layout" svg:width="1.295cm" svg:height="0.076cm" svg:x="20.063cm" svg:y="20.785cm" svg:viewBox="0 0 1296 77" draw:points="0,77 1296,77 1296,0 0,0">
          <text:p/>
        </draw:polygon>
        <draw:polygon draw:style-name="gr6" draw:text-style-name="P6" draw:layer="layout" svg:width="0.034cm" svg:height="0.228cm" svg:x="21.358cm" svg:y="20.557cm" svg:viewBox="0 0 35 229" draw:points="0,229 35,229 35,0 0,0">
          <text:p/>
        </draw:polygon>
        <draw:polygon draw:style-name="gr6" draw:text-style-name="P6" draw:layer="layout" svg:width="0.077cm" svg:height="0.076cm" svg:x="21.358cm" svg:y="20.785cm" svg:viewBox="0 0 78 77" draw:points="0,77 78,77 78,0 0,0">
          <text:p/>
        </draw:polygon>
        <draw:polygon draw:style-name="gr6" draw:text-style-name="P6" draw:layer="layout" svg:width="0.373cm" svg:height="0.076cm" svg:x="21.435cm" svg:y="20.785cm" svg:viewBox="0 0 374 77" draw:points="0,77 374,77 374,0 0,0">
          <text:p/>
        </draw:polygon>
        <draw:polygon draw:style-name="gr6" draw:text-style-name="P6" draw:layer="layout" svg:width="0.034cm" svg:height="0.228cm" svg:x="21.808cm" svg:y="20.557cm" svg:viewBox="0 0 35 229" draw:points="0,229 35,229 35,0 0,0">
          <text:p/>
        </draw:polygon>
        <draw:polygon draw:style-name="gr6" draw:text-style-name="P6" draw:layer="layout" svg:width="0.076cm" svg:height="0.076cm" svg:x="21.808cm" svg:y="20.785cm" svg:viewBox="0 0 77 77" draw:points="0,77 77,77 77,0 0,0">
          <text:p/>
        </draw:polygon>
        <draw:polygon draw:style-name="gr6" draw:text-style-name="P6" draw:layer="layout" svg:width="0.677cm" svg:height="0.076cm" svg:x="21.884cm" svg:y="20.785cm" svg:viewBox="0 0 678 77" draw:points="0,77 678,77 678,0 0,0">
          <text:p/>
        </draw:polygon>
        <draw:polygon draw:style-name="gr6" draw:text-style-name="P6" draw:layer="layout" svg:width="0.034cm" svg:height="0.228cm" svg:x="22.561cm" svg:y="20.557cm" svg:viewBox="0 0 35 229" draw:points="0,229 35,229 35,0 0,0">
          <text:p/>
        </draw:polygon>
        <draw:polygon draw:style-name="gr6" draw:text-style-name="P6" draw:layer="layout" svg:width="0.077cm" svg:height="0.076cm" svg:x="22.561cm" svg:y="20.785cm" svg:viewBox="0 0 78 77" draw:points="0,77 78,77 78,0 0,0">
          <text:p/>
        </draw:polygon>
        <draw:polygon draw:style-name="gr6" draw:text-style-name="P6" draw:layer="layout" svg:width="3.819cm" svg:height="0.076cm" svg:x="22.638cm" svg:y="20.785cm" svg:viewBox="0 0 3820 77" draw:points="0,77 3820,77 3820,0 0,0">
          <text:p/>
        </draw:polygon>
        <draw:polygon draw:style-name="gr6" draw:text-style-name="P6" draw:layer="layout" svg:width="0.034cm" svg:height="0.228cm" svg:x="26.457cm" svg:y="20.557cm" svg:viewBox="0 0 35 229" draw:points="0,229 35,229 35,0 0,0">
          <text:p/>
        </draw:polygon>
        <draw:polygon draw:style-name="gr6" draw:text-style-name="P6" draw:layer="layout" svg:width="0.076cm" svg:height="0.076cm" svg:x="26.457cm" svg:y="20.785cm" svg:viewBox="0 0 77 77" draw:points="0,77 77,77 77,0 0,0">
          <text:p/>
        </draw:polygon>
        <draw:polygon draw:style-name="gr6" draw:text-style-name="P6" draw:layer="layout" svg:width="2.846cm" svg:height="0.076cm" svg:x="26.533cm" svg:y="20.785cm" svg:viewBox="0 0 2847 77" draw:points="0,77 2847,77 2847,0 0,0">
          <text:p/>
        </draw:polygon>
        <draw:polygon draw:style-name="gr6" draw:text-style-name="P6" draw:layer="layout" svg:width="0.076cm" svg:height="0.228cm" svg:x="29.379cm" svg:y="20.557cm" svg:viewBox="0 0 77 229" draw:points="0,229 77,229 77,0 0,0">
          <text:p/>
        </draw:polygon>
        <draw:polygon draw:style-name="gr6" draw:text-style-name="P6" draw:layer="layout" svg:width="0.076cm" svg:height="0.076cm" svg:x="29.379cm" svg:y="20.785cm" svg:viewBox="0 0 77 77" draw:points="0,77 77,77 77,0 0,0">
          <text:p/>
        </draw:polygon>
        <draw:polygon draw:style-name="gr6" draw:text-style-name="P6" draw:layer="layout" svg:width="0.076cm" svg:height="0.076cm" svg:x="29.379cm" svg:y="20.785cm" svg:viewBox="0 0 77 77" draw:points="0,77 77,77 77,0 0,0">
          <text:p/>
        </draw:polygon>
        <draw:frame draw:style-name="gr46" draw:text-style-name="P17" draw:layer="layout" svg:width="0.109cm" svg:height="0.124cm" svg:x="21.851cm" svg:y="20.561cm">
          <draw:text-box>
            <text:p text:style-name="P2"><text:span text:style-name="T22"><text:s/></text:span></text:p>
          </draw:text-box>
        </draw:frame>
        <draw:polygon draw:style-name="gr47" draw:text-style-name="P1" draw:layer="layout" svg:width="4.377cm" svg:height="1.008cm" svg:x="0.262cm" svg:y="1.032cm" svg:viewBox="0 0 4378 1009" draw:points="0,1009 4378,1009 4378,0 0,0">
          <text:p/>
        </draw:polygon>
        <draw:polygon draw:style-name="gr1" draw:text-style-name="P1" draw:layer="layout" svg:width="3.896cm" svg:height="0.618cm" svg:x="0.508cm" svg:y="1.253cm" svg:viewBox="0 0 3897 619" draw:points="0,619 3897,619 3897,0 0,0">
          <text:p/>
        </draw:polygon>
        <draw:frame draw:style-name="gr11" draw:text-style-name="P10" draw:layer="layout" svg:width="0.033cm" svg:height="0.039cm" svg:x="0.068cm" svg:y="20.857cm">
          <draw:text-box>
            <text:p text:style-name="P2"><text:span text:style-name="T8"><text:s/></text:span></text:p>
          </draw:text-box>
        </draw:frame>
        <draw:frame draw:style-name="gr48" draw:text-style-name="P5" draw:layer="layout" svg:width="2.487cm" svg:height="0.552cm" svg:x="1.211cm" svg:y="1.275cm">
          <draw:text-box>
            <text:p text:style-name="P2"><text:span text:style-name="T23">2−40 01 01</text:span></text:p>
          </draw:text-box>
        </draw:frame>
        <draw:frame draw:style-name="gr49" draw:text-style-name="P5" draw:layer="layout" svg:width="0.49cm" svg:height="0.543cm" svg:x="3.692cm" svg:y="1.282cm">
          <draw:text-box>
            <text:p text:style-name="P2"><text:span text:style-name="T24"><text:s/></text:span></text:p>
          </draw:text-box>
        </draw:frame>
        <draw:frame draw:style-name="gr50" draw:text-style-name="P20" draw:layer="layout" svg:width="27.447cm" svg:height="19.104cm" svg:x="0.635cm" svg:y="1.901cm">
          <draw:image xlink:href="Pictures/100002010000143700000E126E8796F5E63B9B37.png" xlink:type="simple" xlink:show="embed" xlink:actuate="onLoad" draw:mime-type="image/png">
            <text:p/>
          </draw:image>
        </draw:frame>
      </draw:page>
      <draw:page draw:name="page2" draw:style-name="dp1" draw:master-page-name="master-page104">
        <draw:frame draw:style-name="gr51" draw:text-style-name="P21" draw:layer="layout" svg:width="0.295cm" svg:height="0.327cm" svg:x="0.068cm" svg:y="1.955cm">
          <draw:text-box>
            <text:p text:style-name="P2"><text:span text:style-name="T25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alibri" svg:font-family="Calibri"/>
    <style:font-face style:name="Times New Roman1" svg:font-family="'Times New Roman'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0cm" fo:margin-right="0cm" fo:page-width="29.701cm" fo:page-height="21.0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0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2.2$Windows_X86_64 LibreOffice_project/8349ace3c3162073abd90d81fd06dcfb6b36b994</meta:generator>
    <dc:date>2021-05-29T21:32:08.887000000</dc:date>
    <meta:editing-duration>PT7M14S</meta:editing-duration>
    <meta:editing-cycles>1</meta:editing-cycles>
    <meta:document-statistic meta:object-count="401"/>
  </office:meta>
</office:document-meta>
</file>